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" svg:font-family="" style:font-family-generic="roman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6.107cm"/>
    </style:style>
    <style:style style:name="co4" style:family="table-column">
      <style:table-column-properties fo:break-before="auto" style:column-width="19.371cm"/>
    </style:style>
    <style:style style:name="co5" style:family="table-column">
      <style:table-column-properties fo:break-before="auto" style:column-width="3.221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41"/>
    <style:style style:name="ce3" style:family="table-cell" style:parent-style-name="Default" style:data-style-name="N100"/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ackground-color="#ffff00"/>
    </style:style>
    <style:style style:name="ce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6.2. SARIMAX_prod_results_9_00" table:style-name="ta1">
        <table:table-column table:style-name="co1" table:default-cell-style-name="Default"/>
        <table:table-column table:style-name="co2" table:number-columns-repeated="4" table:default-cell-style-name="ce4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<text:span text:style-name="T1">ETS </text:span>RMSE Forecast vs Backtest</text:p>
          </table:table-cell>
          <table:table-cell office:value-type="string" calcext:value-type="string">
            <text:p>SARIMAX RMSE Forecast vs Backtest </text:p>
          </table:table-cell>
          <table:table-cell office:value-type="string" calcext:value-type="string">
            <text:p><text:span text:style-name="T1">XGBoost </text:span>RMSE Forecast vs Backtest</text:p>
          </table:table-cell>
          <table:table-cell office:value-type="string" calcext:value-type="string">
            <text:p>LSTM multistep best_parameters</text:p>
          </table:table-cell>
          <table:table-cell office:value-type="string" calcext:value-type="string">
            <text:p>ETS best_parameters</text:p>
          </table:table-cell>
          <table:table-cell office:value-type="string" calcext:value-type="string">
            <text:p>SARIMAX best_parameters</text:p>
          </table:table-cell>
          <table:table-cell office:value-type="string" calcext:value-type="string">
            <text:p>XGBoost best_parameters</text:p>
          </table:table-cell>
        </table:table-row>
        <table:table-row table:style-name="ro2">
          <table:table-cell table:style-name="ce2" office:value-type="time" office:time-value="PT01H00M00S" calcext:value-type="time">
            <text:p>01:00:00</text:p>
          </table:table-cell>
          <table:table-cell office:value-type="float" office:value="0" calcext:value-type="float">
            <text:p>0,00</text:p>
          </table:table-cell>
          <table:table-cell office:value-type="float" office:value="0.3945247761636" calcext:value-type="float">
            <text:p>0,39</text:p>
          </table:table-cell>
          <table:table-cell office:value-type="float" office:value="0.831258773803711" calcext:value-type="float">
            <text:p>0,83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3.9364488254635166, 'importance_type': 'gain', 'learning_rate': 0.21523702932117364, 'max_delta_step': 0, 'max_depth': 16, 'min_child_weight': 1, 'missing': None, 'n_estimators': 1380, 'n_jobs': -1, 'nthread': None, 'objective': 'reg:squarederror', 'random_state': 0, 'reg_alpha': 3.5610647335639767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1H15M00S" calcext:value-type="time">
            <text:p>01:15:00</text:p>
          </table:table-cell>
          <table:table-cell office:value-type="float" office:value="0" calcext:value-type="float">
            <text:p>0,00</text:p>
          </table:table-cell>
          <table:table-cell office:value-type="float" office:value="0.3187927045945" calcext:value-type="float">
            <text:p>0,32</text:p>
          </table:table-cell>
          <table:table-cell office:value-type="float" office:value="0.377992630004883" calcext:value-type="float">
            <text:p>0,38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824549175279343, 'importance_type': 'gain', 'learning_rate': 0.2838376048391101, 'max_delta_step': 0, 'max_depth': 12, 'min_child_weight': 1, 'missing': None, 'n_estimators': 1660, 'n_jobs': -1, 'nthread': None, 'objective': 'reg:squarederror', 'random_state': 0, 'reg_alpha': 4.313503864630637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1H30M00S" calcext:value-type="time">
            <text:p>01:30:00</text:p>
          </table:table-cell>
          <table:table-cell office:value-type="float" office:value="0" calcext:value-type="float">
            <text:p>0,00</text:p>
          </table:table-cell>
          <table:table-cell office:value-type="float" office:value="0.042397160636" calcext:value-type="float">
            <text:p>0,04</text:p>
          </table:table-cell>
          <table:table-cell office:value-type="float" office:value="0.474020004272461" calcext:value-type="float">
            <text:p>0,47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7.248416682957389, 'importance_type': 'gain', 'learning_rate': 0.23828203306399107, 'max_delta_step': 0, 'max_depth': 10, 'min_child_weight': 1, 'missing': None, 'n_estimators': 590, 'n_jobs': -1, 'nthread': None, 'objective': 'reg:squarederror', 'random_state': 0, 'reg_alpha': 6.126684591891894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1H45M00S" calcext:value-type="time">
            <text:p>01:45:00</text:p>
          </table:table-cell>
          <table:table-cell office:value-type="float" office:value="0" calcext:value-type="float">
            <text:p>0,00</text:p>
          </table:table-cell>
          <table:table-cell office:value-type="float" office:value="0.1152675132143" calcext:value-type="float">
            <text:p>0,12</text:p>
          </table:table-cell>
          <table:table-cell office:value-type="float" office:value="0.230569839477539" calcext:value-type="float">
            <text:p>0,23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3597748935853804, 'importance_type': 'gain', 'learning_rate': 0.12209642939110604, 'max_delta_step': 0, 'max_depth': 16, 'min_child_weight': 1, 'missing': None, 'n_estimators': 160, 'n_jobs': -1, 'nthread': None, 'objective': 'reg:squarederror', 'random_state': 0, 'reg_alpha': 2.375682717455908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2H00M00S" calcext:value-type="time">
            <text:p>02:00:00</text:p>
          </table:table-cell>
          <table:table-cell office:value-type="float" office:value="0" calcext:value-type="float">
            <text:p>0,00</text:p>
          </table:table-cell>
          <table:table-cell office:value-type="float" office:value="0.1152675132144" calcext:value-type="float">
            <text:p>0,12</text:p>
          </table:table-cell>
          <table:table-cell office:value-type="float" office:value="0.194499969482422" calcext:value-type="float">
            <text:p>0,19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6111141099896378, 'importance_type': 'gain', 'learning_rate': 0.08183517579503041, 'max_delta_step': 0, 'max_depth': 16, 'min_child_weight': 1, 'missing': None, 'n_estimators': 750, 'n_jobs': -1, 'nthread': None, 'objective': 'reg:squarederror', 'random_state': 0, 'reg_alpha': 4.159090239894641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2H15M00S" calcext:value-type="time">
            <text:p>02:15:00</text:p>
          </table:table-cell>
          <table:table-cell office:value-type="float" office:value="0.118354638949486" calcext:value-type="float">
            <text:p>0,12</text:p>
          </table:table-cell>
          <table:table-cell office:value-type="float" office:value="0.2723614118928" calcext:value-type="float">
            <text:p>0,27</text:p>
          </table:table-cell>
          <table:table-cell office:value-type="float" office:value="0.287698745727539" calcext:value-type="float">
            <text:p>0,29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'mul'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569110563848401, 'importance_type': 'gain', 'learning_rate': 0.021977414048797474, 'max_delta_step': 0, 'max_depth': 14, 'min_child_weight': 1, 'missing': None, 'n_estimators': 1830, 'n_jobs': -1, 'nthread': None, 'objective': 'reg:squarederror', 'random_state': 0, 'reg_alpha': 3.1453160977082346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2H30M00S" calcext:value-type="time">
            <text:p>02:30:00</text:p>
          </table:table-cell>
          <table:table-cell office:value-type="float" office:value="0" calcext:value-type="float">
            <text:p>0,00</text:p>
          </table:table-cell>
          <table:table-cell office:value-type="float" office:value="0.2655630747466" calcext:value-type="float">
            <text:p>0,27</text:p>
          </table:table-cell>
          <table:table-cell office:value-type="float" office:value="0.296043911944558" calcext:value-type="float">
            <text:p>0,30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7717415025219565, 'importance_type': 'gain', 'learning_rate': 0.2421419828614455, 'max_delta_step': 0, 'max_depth': 12, 'min_child_weight': 1, 'missing': None, 'n_estimators': 1400, 'n_jobs': -1, 'nthread': None, 'objective': 'reg:squarederror', 'random_state': 0, 'reg_alpha': 6.597176521619791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2H45M00S" calcext:value-type="time">
            <text:p>02:45:00</text:p>
          </table:table-cell>
          <table:table-cell office:value-type="float" office:value="0" calcext:value-type="float">
            <text:p>0,00</text:p>
          </table:table-cell>
          <table:table-cell office:value-type="float" office:value="0.051803588592" calcext:value-type="float">
            <text:p>0,05</text:p>
          </table:table-cell>
          <table:table-cell office:value-type="float" office:value="0.217016220092773" calcext:value-type="float">
            <text:p>0,22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Tru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4799561626390765, 'importance_type': 'gain', 'learning_rate': 0.26319150347202774, 'max_delta_step': 0, 'max_depth': 12, 'min_child_weight': 1, 'missing': None, 'n_estimators': 1290, 'n_jobs': -1, 'nthread': None, 'objective': 'reg:squarederror', 'random_state': 0, 'reg_alpha': 3.221553934033371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3H00M00S" calcext:value-type="time">
            <text:p>03:00:00</text:p>
          </table:table-cell>
          <table:table-cell office:value-type="float" office:value="0" calcext:value-type="float">
            <text:p>0,00</text:p>
          </table:table-cell>
          <table:table-cell office:value-type="float" office:value="0.0385916465844" calcext:value-type="float">
            <text:p>0,04</text:p>
          </table:table-cell>
          <table:table-cell office:value-type="float" office:value="0.412599563598633" calcext:value-type="float">
            <text:p>0,41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5.7405725432651415, 'importance_type': 'gain', 'learning_rate': 0.05939301434754483, 'max_delta_step': 0, 'max_depth': 12, 'min_child_weight': 1, 'missing': None, 'n_estimators': 1170, 'n_jobs': -1, 'nthread': None, 'objective': 'reg:squarederror', 'random_state': 0, 'reg_alpha': 4.210064005342827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3H15M00S" calcext:value-type="time">
            <text:p>03:15:00</text:p>
          </table:table-cell>
          <table:table-cell office:value-type="float" office:value="0" calcext:value-type="float">
            <text:p>0,00</text:p>
          </table:table-cell>
          <table:table-cell office:value-type="float" office:value="0.2364686250464" calcext:value-type="float">
            <text:p>0,24</text:p>
          </table:table-cell>
          <table:table-cell office:value-type="float" office:value="0.256813049316406" calcext:value-type="float">
            <text:p>0,26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3.802348050761666, 'importance_type': 'gain', 'learning_rate': 0.16875060845336434, 'max_delta_step': 0, 'max_depth': 16, 'min_child_weight': 1, 'missing': None, 'n_estimators': 900, 'n_jobs': -1, 'nthread': None, 'objective': 'reg:squarederror', 'random_state': 0, 'reg_alpha': 0.25752527709870315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3H30M00S" calcext:value-type="time">
            <text:p>03:30:00</text:p>
          </table:table-cell>
          <table:table-cell office:value-type="float" office:value="0" calcext:value-type="float">
            <text:p>0,00</text:p>
          </table:table-cell>
          <table:table-cell office:value-type="float" office:value="0.2335232881056" calcext:value-type="float">
            <text:p>0,23</text:p>
          </table:table-cell>
          <table:table-cell office:value-type="float" office:value="0.330913543701172" calcext:value-type="float">
            <text:p>0,33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4.14783723162838, 'importance_type': 'gain', 'learning_rate': 0.19253973404953453, 'max_delta_step': 0, 'max_depth': 14, 'min_child_weight': 1, 'missing': None, 'n_estimators': 1740, 'n_jobs': -1, 'nthread': None, 'objective': 'reg:squarederror', 'random_state': 0, 'reg_alpha': 2.350846380142122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3H45M00S" calcext:value-type="time">
            <text:p>03:45:00</text:p>
          </table:table-cell>
          <table:table-cell office:value-type="float" office:value="0" calcext:value-type="float">
            <text:p>0,00</text:p>
          </table:table-cell>
          <table:table-cell office:value-type="float" office:value="0.2335232881056" calcext:value-type="float">
            <text:p>0,23</text:p>
          </table:table-cell>
          <table:table-cell office:value-type="float" office:value="0.343660354614258" calcext:value-type="float">
            <text:p>0,34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4.490494796155346, 'importance_type': 'gain', 'learning_rate': 0.09927497943020329, 'max_delta_step': 0, 'max_depth': 10, 'min_child_weight': 1, 'missing': None, 'n_estimators': 320, 'n_jobs': -1, 'nthread': None, 'objective': 'reg:squarederror', 'random_state': 0, 'reg_alpha': 2.518902750847781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4H00M00S" calcext:value-type="time">
            <text:p>04:00:00</text:p>
          </table:table-cell>
          <table:table-cell office:value-type="float" office:value="0" calcext:value-type="float">
            <text:p>0,00</text:p>
          </table:table-cell>
          <table:table-cell office:value-type="float" office:value="0.2335232881056" calcext:value-type="float">
            <text:p>0,23</text:p>
          </table:table-cell>
          <table:table-cell office:value-type="float" office:value="0.427135467529297" calcext:value-type="float">
            <text:p>0,43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941951758162297, 'importance_type': 'gain', 'learning_rate': 0.12235273688355026, 'max_delta_step': 0, 'max_depth': 12, 'min_child_weight': 1, 'missing': None, 'n_estimators': 840, 'n_jobs': -1, 'nthread': None, 'objective': 'reg:squarederror', 'random_state': 0, 'reg_alpha': 10.12444560751637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4H15M00S" calcext:value-type="time">
            <text:p>04:15:00</text:p>
          </table:table-cell>
          <table:table-cell office:value-type="float" office:value="0" calcext:value-type="float">
            <text:p>0,00</text:p>
          </table:table-cell>
          <table:table-cell office:value-type="float" office:value="0.2335232881056" calcext:value-type="float">
            <text:p>0,23</text:p>
          </table:table-cell>
          <table:table-cell office:value-type="float" office:value="0.262462615966797" calcext:value-type="float">
            <text:p>0,26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1268030470893673, 'importance_type': 'gain', 'learning_rate': 0.13342040995846377, 'max_delta_step': 0, 'max_depth': 16, 'min_child_weight': 1, 'missing': None, 'n_estimators': 40, 'n_jobs': -1, 'nthread': None, 'objective': 'reg:squarederror', 'random_state': 0, 'reg_alpha': 0.036537469033338814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4H30M00S" calcext:value-type="time">
            <text:p>04:30:00</text:p>
          </table:table-cell>
          <table:table-cell office:value-type="float" office:value="0" calcext:value-type="float">
            <text:p>0,00</text:p>
          </table:table-cell>
          <table:table-cell office:value-type="float" office:value="0.0117527954419" calcext:value-type="float">
            <text:p>0,01</text:p>
          </table:table-cell>
          <table:table-cell office:value-type="float" office:value="0.0902976989746094" calcext:value-type="float">
            <text:p>0,09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5300021321828363, 'importance_type': 'gain', 'learning_rate': 0.24057660311311227, 'max_delta_step': 0, 'max_depth': 14, 'min_child_weight': 1, 'missing': None, 'n_estimators': 1410, 'n_jobs': -1, 'nthread': None, 'objective': 'reg:squarederror', 'random_state': 0, 'reg_alpha': 0.42051231299033354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4H45M00S" calcext:value-type="time">
            <text:p>04:45:00</text:p>
          </table:table-cell>
          <table:table-cell office:value-type="float" office:value="0" calcext:value-type="float">
            <text:p>0,00</text:p>
          </table:table-cell>
          <table:table-cell office:value-type="float" office:value="0.004938470707" calcext:value-type="float">
            <text:p>0,00</text:p>
          </table:table-cell>
          <table:table-cell office:value-type="float" office:value="0.403829574584961" calcext:value-type="float">
            <text:p>0,40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593461688305856, 'importance_type': 'gain', 'learning_rate': 0.12434149726348062, 'max_delta_step': 0, 'max_depth': 14, 'min_child_weight': 1, 'missing': None, 'n_estimators': 1950, 'n_jobs': -1, 'nthread': None, 'objective': 'reg:squarederror', 'random_state': 0, 'reg_alpha': 6.7585861940166945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5H00M00S" calcext:value-type="time">
            <text:p>05:00:00</text:p>
          </table:table-cell>
          <table:table-cell office:value-type="float" office:value="3.5527136788005E-015" calcext:value-type="float">
            <text:p>0,00</text:p>
          </table:table-cell>
          <table:table-cell office:value-type="float" office:value="0.0850484916603" calcext:value-type="float">
            <text:p>0,09</text:p>
          </table:table-cell>
          <table:table-cell office:value-type="float" office:value="0.217483520507812" calcext:value-type="float">
            <text:p>0,22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1968596396575839, 'importance_type': 'gain', 'learning_rate': 0.12007335131551283, 'max_delta_step': 0, 'max_depth': 12, 'min_child_weight': 1, 'missing': None, 'n_estimators': 1510, 'n_jobs': -1, 'nthread': None, 'objective': 'reg:squarederror', 'random_state': 0, 'reg_alpha': 5.248955774323792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5H15M00S" calcext:value-type="time">
            <text:p>05:15:00</text:p>
          </table:table-cell>
          <table:table-cell office:value-type="float" office:value="0" calcext:value-type="float">
            <text:p>0,00</text:p>
          </table:table-cell>
          <table:table-cell office:value-type="float" office:value="0.0430727279706" calcext:value-type="float">
            <text:p>0,04</text:p>
          </table:table-cell>
          <table:table-cell office:value-type="float" office:value="0.217960357666016" calcext:value-type="float">
            <text:p>0,22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996413747366701, 'importance_type': 'gain', 'learning_rate': 0.0520744984526214, 'max_delta_step': 0, 'max_depth': 12, 'min_child_weight': 1, 'missing': None, 'n_estimators': 1370, 'n_jobs': -1, 'nthread': None, 'objective': 'reg:squarederror', 'random_state': 0, 'reg_alpha': 0.8862815850004664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5H30M00S" calcext:value-type="time">
            <text:p>05:30:00</text:p>
          </table:table-cell>
          <table:table-cell office:value-type="float" office:value="0" calcext:value-type="float">
            <text:p>0,00</text:p>
          </table:table-cell>
          <table:table-cell office:value-type="float" office:value="0.0555755767984" calcext:value-type="float">
            <text:p>0,06</text:p>
          </table:table-cell>
          <table:table-cell office:value-type="float" office:value="0.503870010375977" calcext:value-type="float">
            <text:p>0,50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mul', Tru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059000207437033, 'importance_type': 'gain', 'learning_rate': 0.14171536217201572, 'max_delta_step': 0, 'max_depth': 16, 'min_child_weight': 1, 'missing': None, 'n_estimators': 1780, 'n_jobs': -1, 'nthread': None, 'objective': 'reg:squarederror', 'random_state': 0, 'reg_alpha': 12.805320988379743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5H45M00S" calcext:value-type="time">
            <text:p>05:45:00</text:p>
          </table:table-cell>
          <table:table-cell office:value-type="float" office:value="0" calcext:value-type="float">
            <text:p>0,00</text:p>
          </table:table-cell>
          <table:table-cell office:value-type="float" office:value="0.0695816744633" calcext:value-type="float">
            <text:p>0,07</text:p>
          </table:table-cell>
          <table:table-cell office:value-type="float" office:value="0.457834243774414" calcext:value-type="float">
            <text:p>0,46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6.821549736930843, 'importance_type': 'gain', 'learning_rate': 0.22410462728065458, 'max_delta_step': 0, 'max_depth': 18, 'min_child_weight': 1, 'missing': None, 'n_estimators': 730, 'n_jobs': -1, 'nthread': None, 'objective': 'reg:squarederror', 'random_state': 0, 'reg_alpha': 6.5752873680520825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6H00M00S" calcext:value-type="time">
            <text:p>06:00:00</text:p>
          </table:table-cell>
          <table:table-cell office:value-type="float" office:value="0" calcext:value-type="float">
            <text:p>0,00</text:p>
          </table:table-cell>
          <table:table-cell office:value-type="float" office:value="0.057379801456" calcext:value-type="float">
            <text:p>0,06</text:p>
          </table:table-cell>
          <table:table-cell office:value-type="float" office:value="0.452880859375" calcext:value-type="float">
            <text:p>0,45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3.468712081951292, 'importance_type': 'gain', 'learning_rate': 0.2665202730985379, 'max_delta_step': 0, 'max_depth': 16, 'min_child_weight': 1, 'missing': None, 'n_estimators': 1530, 'n_jobs': -1, 'nthread': None, 'objective': 'reg:squarederror', 'random_state': 0, 'reg_alpha': 8.05116470023967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6H15M00S" calcext:value-type="time">
            <text:p>06:15:00</text:p>
          </table:table-cell>
          <table:table-cell office:value-type="float" office:value="0" calcext:value-type="float">
            <text:p>0,00</text:p>
          </table:table-cell>
          <table:table-cell office:value-type="float" office:value="0.1263000549731" calcext:value-type="float">
            <text:p>0,13</text:p>
          </table:table-cell>
          <table:table-cell office:value-type="float" office:value="0.417720794677734" calcext:value-type="float">
            <text:p>0,42</text:p>
          </table:table-cell>
          <table:table-cell office:value-type="float" office:value="0.118379603091697" calcext:value-type="float">
            <text:p>0,12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5120068115120175, 'importance_type': 'gain', 'learning_rate': 0.17609637584013124, 'max_delta_step': 0, 'max_depth': 12, 'min_child_weight': 1, 'missing': None, 'n_estimators': 310, 'n_jobs': -1, 'nthread': None, 'objective': 'reg:squarederror', 'random_state': 0, 'reg_alpha': 9.880853764702916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6H30M00S" calcext:value-type="time">
            <text:p>06:30:00</text:p>
          </table:table-cell>
          <table:table-cell office:value-type="float" office:value="0.707106781186548" calcext:value-type="float">
            <text:p>0,71</text:p>
          </table:table-cell>
          <table:table-cell office:value-type="float" office:value="0.4124529671406" calcext:value-type="float">
            <text:p>0,41</text:p>
          </table:table-cell>
          <table:table-cell office:value-type="float" office:value="0.381341834572622" calcext:value-type="float">
            <text:p>0,38</text:p>
          </table:table-cell>
          <table:table-cell office:value-type="float" office:value="0.748285619647372" calcext:value-type="float">
            <text:p>0,75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5.372231938104459, 'importance_type': 'gain', 'learning_rate': 0.20584694720976063, 'max_delta_step': 0, 'max_depth': 10, 'min_child_weight': 1, 'missing': None, 'n_estimators': 650, 'n_jobs': -1, 'nthread': None, 'objective': 'reg:squarederror', 'random_state': 0, 'reg_alpha': 2.6496388813836984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6H45M00S" calcext:value-type="time">
            <text:p>06:45:00</text:p>
          </table:table-cell>
          <table:table-cell office:value-type="float" office:value="0.374890819064877" calcext:value-type="float">
            <text:p>0,37</text:p>
          </table:table-cell>
          <table:table-cell office:value-type="float" office:value="0.4338460916534" calcext:value-type="float">
            <text:p>0,43</text:p>
          </table:table-cell>
          <table:table-cell office:value-type="float" office:value="0.242196081786197" calcext:value-type="float">
            <text:p>0,24</text:p>
          </table:table-cell>
          <table:table-cell office:value-type="float" office:value="1.09905564551138" calcext:value-type="float">
            <text:p>1,10</text:p>
          </table:table-cell>
          <table:table-cell office:value-type="string" calcext:value-type="string">
            <text:p>['add', True, 'add'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3.590976873736179, 'importance_type': 'gain', 'learning_rate': 0.05213358317672752, 'max_delta_step': 0, 'max_depth': 10, 'min_child_weight': 1, 'missing': None, 'n_estimators': 560, 'n_jobs': -1, 'nthread': None, 'objective': 'reg:squarederror', 'random_state': 0, 'reg_alpha': 0.6203903075084334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7H00M00S" calcext:value-type="time">
            <text:p>07:00:00</text:p>
          </table:table-cell>
          <table:table-cell office:value-type="float" office:value="0.702854666401731" calcext:value-type="float">
            <text:p>0,70</text:p>
          </table:table-cell>
          <table:table-cell office:value-type="float" office:value="1.1303722306498" calcext:value-type="float">
            <text:p>1,13</text:p>
          </table:table-cell>
          <table:table-cell office:value-type="float" office:value="2.46261601511677" calcext:value-type="float">
            <text:p>2,46</text:p>
          </table:table-cell>
          <table:table-cell office:value-type="float" office:value="0.189538493424631" calcext:value-type="float">
            <text:p>0,19</text:p>
          </table:table-cell>
          <table:table-cell office:value-type="string" calcext:value-type="string">
            <text:p>['add', False, 'mul', 60, False, Tru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7998783972855716, 'importance_type': 'gain', 'learning_rate': 0.25899866392531207, 'max_delta_step': 0, 'max_depth': 14, 'min_child_weight': 1, 'missing': None, 'n_estimators': 1590, 'n_jobs': -1, 'nthread': None, 'objective': 'reg:squarederror', 'random_state': 0, 'reg_alpha': 8.242609021242519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7H15M00S" calcext:value-type="time">
            <text:p>07:15:00</text:p>
          </table:table-cell>
          <table:table-cell office:value-type="float" office:value="1.36626010212794" calcext:value-type="float">
            <text:p>1,37</text:p>
          </table:table-cell>
          <table:table-cell office:value-type="float" office:value="1.0754886326835" calcext:value-type="float">
            <text:p>1,08</text:p>
          </table:table-cell>
          <table:table-cell office:value-type="float" office:value="1.53808453322569" calcext:value-type="float">
            <text:p>1,54</text:p>
          </table:table-cell>
          <table:table-cell office:value-type="float" office:value="1.34802962072313" calcext:value-type="float">
            <text:p>1,35</text:p>
          </table:table-cell>
          <table:table-cell office:value-type="string" calcext:value-type="string">
            <text:p>['mul', True, None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5.916909727549228, 'importance_type': 'gain', 'learning_rate': 0.21976487337717818, 'max_delta_step': 0, 'max_depth': 14, 'min_child_weight': 1, 'missing': None, 'n_estimators': 1210, 'n_jobs': -1, 'nthread': None, 'objective': 'reg:squarederror', 'random_state': 0, 'reg_alpha': 0.9354787269703417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7H30M00S" calcext:value-type="time">
            <text:p>07:30:00</text:p>
          </table:table-cell>
          <table:table-cell office:value-type="float" office:value="0.993748830298691" calcext:value-type="float">
            <text:p>0,99</text:p>
          </table:table-cell>
          <table:table-cell office:value-type="float" office:value="1.2069247881195" calcext:value-type="float">
            <text:p>1,21</text:p>
          </table:table-cell>
          <table:table-cell office:value-type="float" office:value="1.65093504642765" calcext:value-type="float">
            <text:p>1,65</text:p>
          </table:table-cell>
          <table:table-cell office:value-type="float" office:value="1.73948893758379" calcext:value-type="float">
            <text:p>1,74</text:p>
          </table:table-cell>
          <table:table-cell office:value-type="string" calcext:value-type="string">
            <text:p>['add', True, 'add'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7.134472445433888, 'importance_type': 'gain', 'learning_rate': 0.17187568696700867, 'max_delta_step': 0, 'max_depth': 18, 'min_child_weight': 1, 'missing': None, 'n_estimators': 580, 'n_jobs': -1, 'nthread': None, 'objective': 'reg:squarederror', 'random_state': 0, 'reg_alpha': 5.636969377429601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7H45M00S" calcext:value-type="time">
            <text:p>07:45:00</text:p>
          </table:table-cell>
          <table:table-cell office:value-type="float" office:value="1.65624271679544" calcext:value-type="float">
            <text:p>1,66</text:p>
          </table:table-cell>
          <table:table-cell office:value-type="float" office:value="1.9141229968416" calcext:value-type="float">
            <text:p>1,91</text:p>
          </table:table-cell>
          <table:table-cell office:value-type="float" office:value="1.00598000636978" calcext:value-type="float">
            <text:p>1,01</text:p>
          </table:table-cell>
          <table:table-cell office:value-type="float" office:value="1.60177210186069" calcext:value-type="float">
            <text:p>1,60</text:p>
          </table:table-cell>
          <table:table-cell office:value-type="string" calcext:value-type="string">
            <text:p>['add', False, 'mul'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3.337773697762194, 'importance_type': 'gain', 'learning_rate': 0.058502929115550495, 'max_delta_step': 0, 'max_depth': 12, 'min_child_weight': 1, 'missing': None, 'n_estimators': 1280, 'n_jobs': -1, 'nthread': None, 'objective': 'reg:squarederror', 'random_state': 0, 'reg_alpha': 1.4654914788262454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8H00M00S" calcext:value-type="time">
            <text:p>08:00:00</text:p>
          </table:table-cell>
          <table:table-cell office:value-type="float" office:value="2.18955780228782" calcext:value-type="float">
            <text:p>2,19</text:p>
          </table:table-cell>
          <table:table-cell office:value-type="float" office:value="1.3541009292255" calcext:value-type="float">
            <text:p>1,35</text:p>
          </table:table-cell>
          <table:table-cell office:value-type="float" office:value="1.31286257829105" calcext:value-type="float">
            <text:p>1,31</text:p>
          </table:table-cell>
          <table:table-cell office:value-type="float" office:value="1.38777044788825" calcext:value-type="float">
            <text:p>1,39</text:p>
          </table:table-cell>
          <table:table-cell office:value-type="string" calcext:value-type="string">
            <text:p>['add', False, 'mul'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21955684017312183, 'importance_type': 'gain', 'learning_rate': 0.07620860740386012, 'max_delta_step': 0, 'max_depth': 14, 'min_child_weight': 1, 'missing': None, 'n_estimators': 370, 'n_jobs': -1, 'nthread': None, 'objective': 'reg:squarederror', 'random_state': 0, 'reg_alpha': 1.1972157977668918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8H15M00S" calcext:value-type="time">
            <text:p>08:15:00</text:p>
          </table:table-cell>
          <table:table-cell office:value-type="float" office:value="1.70293863659264" calcext:value-type="float">
            <text:p>1,70</text:p>
          </table:table-cell>
          <table:table-cell office:value-type="float" office:value="2.5562013699674" calcext:value-type="float">
            <text:p>2,56</text:p>
          </table:table-cell>
          <table:table-cell office:value-type="float" office:value="2.48054559327801" calcext:value-type="float">
            <text:p>2,48</text:p>
          </table:table-cell>
          <table:table-cell office:value-type="float" office:value="0.612216235520605" calcext:value-type="float">
            <text:p>0,61</text:p>
          </table:table-cell>
          <table:table-cell office:value-type="string" calcext:value-type="string">
            <text:p>['add', True, None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9.424674797122156, 'importance_type': 'gain', 'learning_rate': 0.08484883815411484, 'max_delta_step': 0, 'max_depth': 16, 'min_child_weight': 1, 'missing': None, 'n_estimators': 1390, 'n_jobs': -1, 'nthread': None, 'objective': 'reg:squarederror', 'random_state': 0, 'reg_alpha': 4.994233736838661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8H30M00S" calcext:value-type="time">
            <text:p>08:30:00</text:p>
          </table:table-cell>
          <table:table-cell office:value-type="float" office:value="2.44396814909357" calcext:value-type="float">
            <text:p>2,44</text:p>
          </table:table-cell>
          <table:table-cell office:value-type="float" office:value="2.1855092971579" calcext:value-type="float">
            <text:p>2,19</text:p>
          </table:table-cell>
          <table:table-cell office:value-type="float" office:value="4.46141268599994" calcext:value-type="float">
            <text:p>4,46</text:p>
          </table:table-cell>
          <table:table-cell office:value-type="float" office:value="1.53502219802535" calcext:value-type="float">
            <text:p>1,54</text:p>
          </table:table-cell>
          <table:table-cell office:value-type="string" calcext:value-type="string">
            <text:p>[None, False, 'add'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7.862396409060325, 'importance_type': 'gain', 'learning_rate': 0.07603670643383892, 'max_delta_step': 0, 'max_depth': 14, 'min_child_weight': 1, 'missing': None, 'n_estimators': 1620, 'n_jobs': -1, 'nthread': None, 'objective': 'reg:squarederror', 'random_state': 0, 'reg_alpha': 1.4970590042253824, 'reg_lambda': 1, 'scale_pos_weight': 1, 'seed': None, 'silent': None, 'subsample': 1, 'verbosity': 1}</text:p>
          </table:table-cell>
        </table:table-row>
        <table:table-row table:style-name="ro2">
          <table:table-cell table:style-name="ce2" office:value-type="time" office:time-value="PT08H45M00S" calcext:value-type="time">
            <text:p>08:45:00</text:p>
          </table:table-cell>
          <table:table-cell office:value-type="float" office:value="2.23508865424651" calcext:value-type="float">
            <text:p>2,24</text:p>
          </table:table-cell>
          <table:table-cell office:value-type="float" office:value="2.6635056024223" calcext:value-type="float">
            <text:p>2,66</text:p>
          </table:table-cell>
          <table:table-cell office:value-type="float" office:value="2.20774261165198" calcext:value-type="float">
            <text:p>2,21</text:p>
          </table:table-cell>
          <table:table-cell office:value-type="float" office:value="2.8729905209156" calcext:value-type="float">
            <text:p>2,87</text:p>
          </table:table-cell>
          <table:table-cell office:value-type="string" calcext:value-type="string">
            <text:p>[None, False, 'add'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5.4966935828563575, 'importance_type': 'gain', 'learning_rate': 0.25151230495782523, 'max_delta_step': 0, 'max_depth': 14, 'min_child_weight': 1, 'missing': None, 'n_estimators': 770, 'n_jobs': -1, 'nthread': None, 'objective': 'reg:squarederror', 'random_state': 0, 'reg_alpha': 2.8193217168181257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09:00:00</text:p>
          </table:table-cell>
          <table:table-cell office:value-type="float" office:value="3.47850542618522" calcext:value-type="float">
            <text:p>3,48</text:p>
          </table:table-cell>
          <table:table-cell office:value-type="float" office:value="6.76919778878825" calcext:value-type="float">
            <text:p>6,77</text:p>
          </table:table-cell>
          <table:table-cell office:value-type="float" office:value="1.64164395060983" calcext:value-type="float">
            <text:p>1,64</text:p>
          </table:table-cell>
          <table:table-cell office:value-type="float" office:value="3.42844888544572" calcext:value-type="float">
            <text:p>3,43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3622270459032939, 'importance_type': 'gain', 'learning_rate': 0.11397513274302028, 'max_delta_step': 0, 'max_depth': 12, 'min_child_weight': 1, 'missing': None, 'n_estimators': 760, 'n_jobs': -1, 'nthread': None, 'objective': 'reg:squarederror', 'random_state': 0, 'reg_alpha': 22.106673627655958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09:15:00</text:p>
          </table:table-cell>
          <table:table-cell office:value-type="float" office:value="2.76859890178951" calcext:value-type="float">
            <text:p>2,77</text:p>
          </table:table-cell>
          <table:table-cell office:value-type="float" office:value="5.20460097955004" calcext:value-type="float">
            <text:p>5,20</text:p>
          </table:table-cell>
          <table:table-cell office:value-type="float" office:value="5.94670893600996" calcext:value-type="float">
            <text:p>5,95</text:p>
          </table:table-cell>
          <table:table-cell office:value-type="float" office:value="2.94142695321503" calcext:value-type="float">
            <text:p>2,94</text:p>
          </table:table-cell>
          <table:table-cell office:value-type="string" calcext:value-type="string">
            <text:p>['add', Tru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4.594071224733854, 'importance_type': 'gain', 'learning_rate': 0.26769634478361826, 'max_delta_step': 0, 'max_depth': 12, 'min_child_weight': 1, 'missing': None, 'n_estimators': 780, 'n_jobs': -1, 'nthread': None, 'objective': 'reg:squarederror', 'random_state': 0, 'reg_alpha': 6.1948114175216595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09:30:00</text:p>
          </table:table-cell>
          <table:table-cell office:value-type="float" office:value="0.922450771280623" calcext:value-type="float">
            <text:p>0,92</text:p>
          </table:table-cell>
          <table:table-cell office:value-type="float" office:value="1.52219901927849" calcext:value-type="float">
            <text:p>1,52</text:p>
          </table:table-cell>
          <table:table-cell office:value-type="float" office:value="9.54048053778163" calcext:value-type="float">
            <text:p>9,54</text:p>
          </table:table-cell>
          <table:table-cell office:value-type="float" office:value="1.45361146392968" calcext:value-type="float">
            <text:p>1,45</text:p>
          </table:table-cell>
          <table:table-cell office:value-type="string" calcext:value-type="string">
            <text:p>['add', True, None, 60, False, Tru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8.442901135558929, 'importance_type': 'gain', 'learning_rate': 0.1182560687303345, 'max_delta_step': 0, 'max_depth': 14, 'min_child_weight': 1, 'missing': None, 'n_estimators': 1990, 'n_jobs': -1, 'nthread': None, 'objective': 'reg:squarederror', 'random_state': 0, 'reg_alpha': 4.412218864645119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09:45:00</text:p>
          </table:table-cell>
          <table:table-cell office:value-type="float" office:value="2.54950975679639" calcext:value-type="float">
            <text:p>2,55</text:p>
          </table:table-cell>
          <table:table-cell office:value-type="float" office:value="3.68533138112117" calcext:value-type="float">
            <text:p>3,69</text:p>
          </table:table-cell>
          <table:table-cell office:value-type="float" office:value="2.33128758765872" calcext:value-type="float">
            <text:p>2,33</text:p>
          </table:table-cell>
          <table:table-cell office:value-type="float" office:value="2.08159583214838" calcext:value-type="float">
            <text:p>2,08</text:p>
          </table:table-cell>
          <table:table-cell office:value-type="string" calcext:value-type="string">
            <text:p>[None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5530845168576786, 'importance_type': 'gain', 'learning_rate': 0.06971852912580546, 'max_delta_step': 0, 'max_depth': 10, 'min_child_weight': 1, 'missing': None, 'n_estimators': 840, 'n_jobs': -1, 'nthread': None, 'objective': 'reg:squarederror', 'random_state': 0, 'reg_alpha': 0.519510993820334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0:00:00</text:p>
          </table:table-cell>
          <table:table-cell office:value-type="float" office:value="8.01133050501853" calcext:value-type="float">
            <text:p>8,01</text:p>
          </table:table-cell>
          <table:table-cell office:value-type="float" office:value="7.35278391199422" calcext:value-type="float">
            <text:p>7,35</text:p>
          </table:table-cell>
          <table:table-cell office:value-type="float" office:value="8.53240593630234" calcext:value-type="float">
            <text:p>8,53</text:p>
          </table:table-cell>
          <table:table-cell office:value-type="float" office:value="7.3701661037083" calcext:value-type="float">
            <text:p>7,37</text:p>
          </table:table-cell>
          <table:table-cell office:value-type="string" calcext:value-type="string">
            <text:p>['add', Tru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3056820233351107, 'importance_type': 'gain', 'learning_rate': 0.2705212922729316, 'max_delta_step': 0, 'max_depth': 16, 'min_child_weight': 1, 'missing': None, 'n_estimators': 1680, 'n_jobs': -1, 'nthread': None, 'objective': 'reg:squarederror', 'random_state': 0, 'reg_alpha': 7.386419626175435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0:15:00</text:p>
          </table:table-cell>
          <table:table-cell office:value-type="float" office:value="1.0114222092836" calcext:value-type="float">
            <text:p>1,01</text:p>
          </table:table-cell>
          <table:table-cell office:value-type="float" office:value="2.46315104520001" calcext:value-type="float">
            <text:p>2,46</text:p>
          </table:table-cell>
          <table:table-cell office:value-type="float" office:value="10.4002844872229" calcext:value-type="float">
            <text:p>10,40</text:p>
          </table:table-cell>
          <table:table-cell office:value-type="float" office:value="1.27680232442183" calcext:value-type="float">
            <text:p>1,28</text:p>
          </table:table-cell>
          <table:table-cell office:value-type="string" calcext:value-type="string">
            <text:p>['add', Tru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2198677168802075, 'importance_type': 'gain', 'learning_rate': 0.12325676559193396, 'max_delta_step': 0, 'max_depth': 16, 'min_child_weight': 1, 'missing': None, 'n_estimators': 950, 'n_jobs': -1, 'nthread': None, 'objective': 'reg:squarederror', 'random_state': 0, 'reg_alpha': 3.0785811898420072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0:30:00</text:p>
          </table:table-cell>
          <table:table-cell office:value-type="float" office:value="1.27801930084539" calcext:value-type="float">
            <text:p>1,28</text:p>
          </table:table-cell>
          <table:table-cell office:value-type="float" office:value="3.06523146320717" calcext:value-type="float">
            <text:p>3,07</text:p>
          </table:table-cell>
          <table:table-cell office:value-type="float" office:value="2.13082345731453" calcext:value-type="float">
            <text:p>2,13</text:p>
          </table:table-cell>
          <table:table-cell office:value-type="float" office:value="1.60243531609808" calcext:value-type="float">
            <text:p>1,60</text:p>
          </table:table-cell>
          <table:table-cell office:value-type="string" calcext:value-type="string">
            <text:p>[None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5.567615181404769, 'importance_type': 'gain', 'learning_rate': 0.22564363910761873, 'max_delta_step': 0, 'max_depth': 14, 'min_child_weight': 1, 'missing': None, 'n_estimators': 510, 'n_jobs': -1, 'nthread': None, 'objective': 'reg:squarederror', 'random_state': 0, 'reg_alpha': 1.4299195425411675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0:45:00</text:p>
          </table:table-cell>
          <table:table-cell office:value-type="float" office:value="2.5179610034115" calcext:value-type="float">
            <text:p>2,52</text:p>
          </table:table-cell>
          <table:table-cell office:value-type="float" office:value="16.7581719964166" calcext:value-type="float">
            <text:p>16,76</text:p>
          </table:table-cell>
          <table:table-cell office:value-type="float" office:value="0.895075817412276" calcext:value-type="float">
            <text:p>0,90</text:p>
          </table:table-cell>
          <table:table-cell office:value-type="float" office:value="1.15271875073432" calcext:value-type="float">
            <text:p>1,15</text:p>
          </table:table-cell>
          <table:table-cell office:value-type="string" calcext:value-type="string">
            <text:p>['add', False, 'add'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5.8821572133940805, 'importance_type': 'gain', 'learning_rate': 0.20737224065448598, 'max_delta_step': 0, 'max_depth': 10, 'min_child_weight': 1, 'missing': None, 'n_estimators': 1850, 'n_jobs': -1, 'nthread': None, 'objective': 'reg:squarederror', 'random_state': 0, 'reg_alpha': 1.1490556785471295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1:00:00</text:p>
          </table:table-cell>
          <table:table-cell office:value-type="float" office:value="2.82082913138567" calcext:value-type="float">
            <text:p>2,82</text:p>
          </table:table-cell>
          <table:table-cell office:value-type="float" office:value="4.34661601845922" calcext:value-type="float">
            <text:p>4,35</text:p>
          </table:table-cell>
          <table:table-cell office:value-type="float" office:value="1.30127071010317" calcext:value-type="float">
            <text:p>1,30</text:p>
          </table:table-cell>
          <table:table-cell office:value-type="float" office:value="2.13975257165855" calcext:value-type="float">
            <text:p>2,14</text:p>
          </table:table-cell>
          <table:table-cell office:value-type="string" calcext:value-type="string">
            <text:p>[None, False, 'add', 60, False, Tru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5305013688204452, 'importance_type': 'gain', 'learning_rate': 0.2365035756856527, 'max_delta_step': 0, 'max_depth': 18, 'min_child_weight': 1, 'missing': None, 'n_estimators': 300, 'n_jobs': -1, 'nthread': None, 'objective': 'reg:squarederror', 'random_state': 0, 'reg_alpha': 18.858241509407968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1:15:00</text:p>
          </table:table-cell>
          <table:table-cell office:value-type="float" office:value="0.207349740726013" calcext:value-type="float">
            <text:p>0,21</text:p>
          </table:table-cell>
          <table:table-cell office:value-type="float" office:value="1.237585340291" calcext:value-type="float">
            <text:p>1,24</text:p>
          </table:table-cell>
          <table:table-cell office:value-type="float" office:value="1.08819159737908" calcext:value-type="float">
            <text:p>1,09</text:p>
          </table:table-cell>
          <table:table-cell office:value-type="float" office:value="0.128542733103598" calcext:value-type="float">
            <text:p>0,13</text:p>
          </table:table-cell>
          <table:table-cell office:value-type="string" calcext:value-type="string">
            <text:p>['add', False, None, 60, False, Tru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0046492019453233, 'importance_type': 'gain', 'learning_rate': 0.09828174614692038, 'max_delta_step': 0, 'max_depth': 18, 'min_child_weight': 1, 'missing': None, 'n_estimators': 1280, 'n_jobs': -1, 'nthread': None, 'objective': 'reg:squarederror', 'random_state': 0, 'reg_alpha': 7.82020286359693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1:30:00</text:p>
          </table:table-cell>
          <table:table-cell office:value-type="float" office:value="0.939463166040471" calcext:value-type="float">
            <text:p>0,94</text:p>
          </table:table-cell>
          <table:table-cell office:value-type="float" office:value="1.61764534528145" calcext:value-type="float">
            <text:p>1,62</text:p>
          </table:table-cell>
          <table:table-cell office:value-type="float" office:value="0.940521913688711" calcext:value-type="float">
            <text:p>0,94</text:p>
          </table:table-cell>
          <table:table-cell office:value-type="float" office:value="0.946165655952402" calcext:value-type="float">
            <text:p>0,95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3.2248698722555447, 'importance_type': 'gain', 'learning_rate': 0.2619336773103315, 'max_delta_step': 0, 'max_depth': 12, 'min_child_weight': 1, 'missing': None, 'n_estimators': 1530, 'n_jobs': -1, 'nthread': None, 'objective': 'reg:squarederror', 'random_state': 0, 'reg_alpha': 2.659264827014123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1:45:00</text:p>
          </table:table-cell>
          <table:table-cell office:value-type="float" office:value="1.30745095079925" calcext:value-type="float">
            <text:p>1,31</text:p>
          </table:table-cell>
          <table:table-cell office:value-type="float" office:value="1.97987231642843" calcext:value-type="float">
            <text:p>1,98</text:p>
          </table:table-cell>
          <table:table-cell office:value-type="float" office:value="1.1444668905646" calcext:value-type="float">
            <text:p>1,14</text:p>
          </table:table-cell>
          <table:table-cell office:value-type="float" office:value="1.30228223830227" calcext:value-type="float">
            <text:p>1,30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228288451500763, 'importance_type': 'gain', 'learning_rate': 0.2209302637257173, 'max_delta_step': 0, 'max_depth': 16, 'min_child_weight': 1, 'missing': None, 'n_estimators': 1110, 'n_jobs': -1, 'nthread': None, 'objective': 'reg:squarederror', 'random_state': 0, 'reg_alpha': 4.686602489381199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2:00:00</text:p>
          </table:table-cell>
          <table:table-cell office:value-type="float" office:value="0.966666079967007" calcext:value-type="float">
            <text:p>0,97</text:p>
          </table:table-cell>
          <table:table-cell office:value-type="float" office:value="1.80720816727256" calcext:value-type="float">
            <text:p>1,81</text:p>
          </table:table-cell>
          <table:table-cell office:value-type="float" office:value="1.0735350110646" calcext:value-type="float">
            <text:p>1,07</text:p>
          </table:table-cell>
          <table:table-cell office:value-type="float" office:value="0.957719209442964" calcext:value-type="float">
            <text:p>0,96</text:p>
          </table:table-cell>
          <table:table-cell office:value-type="string" calcext:value-type="string">
            <text:p>['add', False, None, 60, False, Tru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0301228599530106, 'importance_type': 'gain', 'learning_rate': 0.16383970322655167, 'max_delta_step': 0, 'max_depth': 18, 'min_child_weight': 1, 'missing': None, 'n_estimators': 1470, 'n_jobs': -1, 'nthread': None, 'objective': 'reg:squarederror', 'random_state': 0, 'reg_alpha': 0.35810715281762745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2:15:00</text:p>
          </table:table-cell>
          <table:table-cell office:value-type="float" office:value="3.66709753554211" calcext:value-type="float">
            <text:p>3,67</text:p>
          </table:table-cell>
          <table:table-cell office:value-type="float" office:value="5.91253961260307" calcext:value-type="float">
            <text:p>5,91</text:p>
          </table:table-cell>
          <table:table-cell office:value-type="float" office:value="1.08790588286212" calcext:value-type="float">
            <text:p>1,09</text:p>
          </table:table-cell>
          <table:table-cell office:value-type="float" office:value="3.82876795421328" calcext:value-type="float">
            <text:p>3,83</text:p>
          </table:table-cell>
          <table:table-cell office:value-type="string" calcext:value-type="string">
            <text:p>[None, False, 'add'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9.716116258423373, 'importance_type': 'gain', 'learning_rate': 0.014708568725218887, 'max_delta_step': 0, 'max_depth': 18, 'min_child_weight': 1, 'missing': None, 'n_estimators': 1820, 'n_jobs': -1, 'nthread': None, 'objective': 'reg:squarederror', 'random_state': 0, 'reg_alpha': 2.5084267750632327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2:30:00</text:p>
          </table:table-cell>
          <table:table-cell office:value-type="float" office:value="4.25106901244706" calcext:value-type="float">
            <text:p>4,25</text:p>
          </table:table-cell>
          <table:table-cell office:value-type="float" office:value="4.45492235559375" calcext:value-type="float">
            <text:p>4,45</text:p>
          </table:table-cell>
          <table:table-cell office:value-type="float" office:value="1.21923240231423" calcext:value-type="float">
            <text:p>1,22</text:p>
          </table:table-cell>
          <table:table-cell office:value-type="float" office:value="3.62654759209841" calcext:value-type="float">
            <text:p>3,63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0086449027198208, 'importance_type': 'gain', 'learning_rate': 0.17437595617988724, 'max_delta_step': 0, 'max_depth': 18, 'min_child_weight': 1, 'missing': None, 'n_estimators': 500, 'n_jobs': -1, 'nthread': None, 'objective': 'reg:squarederror', 'random_state': 0, 'reg_alpha': 7.17024414067345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2:45:00</text:p>
          </table:table-cell>
          <table:table-cell office:value-type="float" office:value="1.4898706450209" calcext:value-type="float">
            <text:p>1,49</text:p>
          </table:table-cell>
          <table:table-cell office:value-type="float" office:value="1.828066633811" calcext:value-type="float">
            <text:p>1,83</text:p>
          </table:table-cell>
          <table:table-cell office:value-type="float" office:value="2.95258924677906" calcext:value-type="float">
            <text:p>2,95</text:p>
          </table:table-cell>
          <table:table-cell office:value-type="float" office:value="1.49078840171118" calcext:value-type="float">
            <text:p>1,49</text:p>
          </table:table-cell>
          <table:table-cell office:value-type="string" calcext:value-type="string">
            <text:p>['add', False, None, 60, False, Tru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2379314988440924, 'importance_type': 'gain', 'learning_rate': 0.13066891609512776, 'max_delta_step': 0, 'max_depth': 12, 'min_child_weight': 1, 'missing': None, 'n_estimators': 1270, 'n_jobs': -1, 'nthread': None, 'objective': 'reg:squarederror', 'random_state': 0, 'reg_alpha': 5.503663930003544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3:00:00</text:p>
          </table:table-cell>
          <table:table-cell office:value-type="float" office:value="0.816495457662676" calcext:value-type="float">
            <text:p>0,82</text:p>
          </table:table-cell>
          <table:table-cell office:value-type="float" office:value="2.4994633624229" calcext:value-type="float">
            <text:p>2,50</text:p>
          </table:table-cell>
          <table:table-cell office:value-type="float" office:value="0.780846023303038" calcext:value-type="float">
            <text:p>0,78</text:p>
          </table:table-cell>
          <table:table-cell office:value-type="float" office:value="0.63489292591935" calcext:value-type="float">
            <text:p>0,63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9.205901094671683, 'importance_type': 'gain', 'learning_rate': 0.04452081513093595, 'max_delta_step': 0, 'max_depth': 18, 'min_child_weight': 1, 'missing': None, 'n_estimators': 850, 'n_jobs': -1, 'nthread': None, 'objective': 'reg:squarederror', 'random_state': 0, 'reg_alpha': 12.651792784938062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3:15:00</text:p>
          </table:table-cell>
          <table:table-cell office:value-type="float" office:value="6.83062904433329" calcext:value-type="float">
            <text:p>6,83</text:p>
          </table:table-cell>
          <table:table-cell office:value-type="float" office:value="6.92538235659461" calcext:value-type="float">
            <text:p>6,93</text:p>
          </table:table-cell>
          <table:table-cell office:value-type="float" office:value="6.33755466899435" calcext:value-type="float">
            <text:p>6,34</text:p>
          </table:table-cell>
          <table:table-cell office:value-type="float" office:value="6.0267943423518" calcext:value-type="float">
            <text:p>6,03</text:p>
          </table:table-cell>
          <table:table-cell office:value-type="string" calcext:value-type="string">
            <text:p>['add', False, None, 60, False, Tru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656155578317274, 'importance_type': 'gain', 'learning_rate': 0.06878922957539077, 'max_delta_step': 0, 'max_depth': 14, 'min_child_weight': 1, 'missing': None, 'n_estimators': 1180, 'n_jobs': -1, 'nthread': None, 'objective': 'reg:squarederror', 'random_state': 0, 'reg_alpha': 4.264504655410682, 'reg_lambda': 1, 'scale_pos_weight': 1, 'seed': None, 'silent': None, 'subsample': 1, 'verbosity': 1}</text:p>
          </table:table-cell>
        </table:table-row>
        <table:table-row table:style-name="ro1">
          <table:table-cell table:style-name="ce3" office:value-type="string" calcext:value-type="string">
            <text:p>13:30:00</text:p>
          </table:table-cell>
          <table:table-cell office:value-type="float" office:value="9.51665207237643" calcext:value-type="float">
            <text:p>9,52</text:p>
          </table:table-cell>
          <table:table-cell table:style-name="ce6" office:value-type="float" office:value="11.4440668761881" calcext:value-type="float">
            <text:p>11,44</text:p>
          </table:table-cell>
          <table:table-cell office:value-type="float" office:value="9.81123559160183" calcext:value-type="float">
            <text:p>9,81</text:p>
          </table:table-cell>
          <table:table-cell office:value-type="float" office:value="9.12367758164399" calcext:value-type="float">
            <text:p>9,12</text:p>
          </table:table-cell>
          <table:table-cell office:value-type="string" calcext:value-type="string">
            <text:p>['add', False, None, 60, False, False]</text:p>
          </table:table-cell>
          <table:table-cell table:style-name="ce7"/>
          <table:table-cell office:value-type="string" calcext:value-type="string">
            <text:p>{'base_score': 0.5, 'booster': 'gbtree', 'colsample_bylevel': 1, 'colsample_bynode': 1, 'colsample_bytree': 1, 'gamma': 0.05033026699974408, 'importance_type': 'gain', 'learning_rate': 0.16351501133973975, 'max_delta_step': 0, 'max_depth': 14, 'min_child_weight': 1, 'missing': None, 'n_estimators': 1150, 'n_jobs': -1, 'nthread': None, 'objective': 'reg:squarederror', 'random_state': 0, 'reg_alpha': 8.222085637857516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3:45:00</text:p>
          </table:table-cell>
          <table:table-cell office:value-type="float" office:value="1.54959943055095" calcext:value-type="float">
            <text:p>1,55</text:p>
          </table:table-cell>
          <table:table-cell office:value-type="float" office:value="2.07505308081436" calcext:value-type="float">
            <text:p>2,08</text:p>
          </table:table-cell>
          <table:table-cell office:value-type="float" office:value="2.46208374636482" calcext:value-type="float">
            <text:p>2,46</text:p>
          </table:table-cell>
          <table:table-cell office:value-type="float" office:value="1.78112595719509" calcext:value-type="float">
            <text:p>1,78</text:p>
          </table:table-cell>
          <table:table-cell office:value-type="string" calcext:value-type="string">
            <text:p>['add', Tru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15843313020461713, 'importance_type': 'gain', 'learning_rate': 0.12173244865265664, 'max_delta_step': 0, 'max_depth': 12, 'min_child_weight': 1, 'missing': None, 'n_estimators': 160, 'n_jobs': -1, 'nthread': None, 'objective': 'reg:squarederror', 'random_state': 0, 'reg_alpha': 5.25328589736964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4:00:00</text:p>
          </table:table-cell>
          <table:table-cell office:value-type="float" office:value="1.79556179258314" calcext:value-type="float">
            <text:p>1,80</text:p>
          </table:table-cell>
          <table:table-cell office:value-type="float" office:value="2.64058074586505" calcext:value-type="float">
            <text:p>2,64</text:p>
          </table:table-cell>
          <table:table-cell office:value-type="float" office:value="4.25796454247705" calcext:value-type="float">
            <text:p>4,26</text:p>
          </table:table-cell>
          <table:table-cell office:value-type="float" office:value="2.27816340121277" calcext:value-type="float">
            <text:p>2,28</text:p>
          </table:table-cell>
          <table:table-cell office:value-type="string" calcext:value-type="string">
            <text:p>['add', Tru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6088719670169649, 'importance_type': 'gain', 'learning_rate': 0.03318142509916505, 'max_delta_step': 0, 'max_depth': 12, 'min_child_weight': 1, 'missing': None, 'n_estimators': 1220, 'n_jobs': -1, 'nthread': None, 'objective': 'reg:squarederror', 'random_state': 0, 'reg_alpha': 1.5210091165133701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4:15:00</text:p>
          </table:table-cell>
          <table:table-cell office:value-type="float" office:value="2.58198762057004" calcext:value-type="float">
            <text:p>2,58</text:p>
          </table:table-cell>
          <table:table-cell office:value-type="float" office:value="2.64453648397833" calcext:value-type="float">
            <text:p>2,64</text:p>
          </table:table-cell>
          <table:table-cell office:value-type="float" office:value="1.12335386935773" calcext:value-type="float">
            <text:p>1,12</text:p>
          </table:table-cell>
          <table:table-cell office:value-type="float" office:value="2.63871874963155" calcext:value-type="float">
            <text:p>2,64</text:p>
          </table:table-cell>
          <table:table-cell office:value-type="string" calcext:value-type="string">
            <text:p>['add', Tru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3.1792622804312543, 'importance_type': 'gain', 'learning_rate': 0.20516000184828334, 'max_delta_step': 0, 'max_depth': 16, 'min_child_weight': 1, 'missing': None, 'n_estimators': 1540, 'n_jobs': -1, 'nthread': None, 'objective': 'reg:squarederror', 'random_state': 0, 'reg_alpha': 4.5746223779082404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4:30:00</text:p>
          </table:table-cell>
          <table:table-cell office:value-type="float" office:value="2.23628828547391" calcext:value-type="float">
            <text:p>2,24</text:p>
          </table:table-cell>
          <table:table-cell office:value-type="float" office:value="1.26101178951755" calcext:value-type="float">
            <text:p>1,26</text:p>
          </table:table-cell>
          <table:table-cell office:value-type="float" office:value="4.1982653117328" calcext:value-type="float">
            <text:p>4,20</text:p>
          </table:table-cell>
          <table:table-cell office:value-type="float" office:value="2.41169268032474" calcext:value-type="float">
            <text:p>2,41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5579054668219605, 'importance_type': 'gain', 'learning_rate': 0.06072427210253567, 'max_delta_step': 0, 'max_depth': 10, 'min_child_weight': 1, 'missing': None, 'n_estimators': 1750, 'n_jobs': -1, 'nthread': None, 'objective': 'reg:squarederror', 'random_state': 0, 'reg_alpha': 11.23979762556981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4:45:00</text:p>
          </table:table-cell>
          <table:table-cell office:value-type="float" office:value="3.09263999479183" calcext:value-type="float">
            <text:p>3,09</text:p>
          </table:table-cell>
          <table:table-cell office:value-type="float" office:value="2.22358257909303" calcext:value-type="float">
            <text:p>2,22</text:p>
          </table:table-cell>
          <table:table-cell office:value-type="float" office:value="4.91055969762591" calcext:value-type="float">
            <text:p>4,91</text:p>
          </table:table-cell>
          <table:table-cell office:value-type="float" office:value="2.90540970521894" calcext:value-type="float">
            <text:p>2,91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6331674299711463, 'importance_type': 'gain', 'learning_rate': 0.28424828862109686, 'max_delta_step': 0, 'max_depth': 12, 'min_child_weight': 1, 'missing': None, 'n_estimators': 1110, 'n_jobs': -1, 'nthread': None, 'objective': 'reg:squarederror', 'random_state': 0, 'reg_alpha': 7.768619922852367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5:00:00</text:p>
          </table:table-cell>
          <table:table-cell office:value-type="float" office:value="1.09557366607059" calcext:value-type="float">
            <text:p>1,10</text:p>
          </table:table-cell>
          <table:table-cell office:value-type="float" office:value="4.55264416995594" calcext:value-type="float">
            <text:p>4,55</text:p>
          </table:table-cell>
          <table:table-cell office:value-type="float" office:value="3.81842408124207" calcext:value-type="float">
            <text:p>3,82</text:p>
          </table:table-cell>
          <table:table-cell office:value-type="float" office:value="1.51343305586654" calcext:value-type="float">
            <text:p>1,51</text:p>
          </table:table-cell>
          <table:table-cell office:value-type="string" calcext:value-type="string">
            <text:p>['add', Tru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3530413157434973, 'importance_type': 'gain', 'learning_rate': 0.09821575272447619, 'max_delta_step': 0, 'max_depth': 14, 'min_child_weight': 1, 'missing': None, 'n_estimators': 390, 'n_jobs': -1, 'nthread': None, 'objective': 'reg:squarederror', 'random_state': 0, 'reg_alpha': 18.076225072677552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5:15:00</text:p>
          </table:table-cell>
          <table:table-cell office:value-type="float" office:value="1.12143064641279" calcext:value-type="float">
            <text:p>1,12</text:p>
          </table:table-cell>
          <table:table-cell office:value-type="float" office:value="3.02311456341623" calcext:value-type="float">
            <text:p>3,02</text:p>
          </table:table-cell>
          <table:table-cell office:value-type="float" office:value="0.998402152399629" calcext:value-type="float">
            <text:p>1,00</text:p>
          </table:table-cell>
          <table:table-cell office:value-type="float" office:value="0.970678255296589" calcext:value-type="float">
            <text:p>0,97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4.818161714806827, 'importance_type': 'gain', 'learning_rate': 0.22923721009836065, 'max_delta_step': 0, 'max_depth': 16, 'min_child_weight': 1, 'missing': None, 'n_estimators': 1150, 'n_jobs': -1, 'nthread': None, 'objective': 'reg:squarederror', 'random_state': 0, 'reg_alpha': 12.900595950565524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5:30:00</text:p>
          </table:table-cell>
          <table:table-cell office:value-type="float" office:value="7.20951702500873" calcext:value-type="float">
            <text:p>7,21</text:p>
          </table:table-cell>
          <table:table-cell office:value-type="float" office:value="3.96807374241502" calcext:value-type="float">
            <text:p>3,97</text:p>
          </table:table-cell>
          <table:table-cell office:value-type="float" office:value="1.95001360666064" calcext:value-type="float">
            <text:p>1,95</text:p>
          </table:table-cell>
          <table:table-cell office:value-type="float" office:value="2.08835048582507" calcext:value-type="float">
            <text:p>2,09</text:p>
          </table:table-cell>
          <table:table-cell office:value-type="string" calcext:value-type="string">
            <text:p>['add', False, 'add'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3.486563481430256, 'importance_type': 'gain', 'learning_rate': 0.12080721022804736, 'max_delta_step': 0, 'max_depth': 14, 'min_child_weight': 1, 'missing': None, 'n_estimators': 530, 'n_jobs': -1, 'nthread': None, 'objective': 'reg:squarederror', 'random_state': 0, 'reg_alpha': 4.776355693576215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5:45:00</text:p>
          </table:table-cell>
          <table:table-cell office:value-type="float" office:value="3.12279811847586" calcext:value-type="float">
            <text:p>3,12</text:p>
          </table:table-cell>
          <table:table-cell office:value-type="float" office:value="5.06440446954937" calcext:value-type="float">
            <text:p>5,06</text:p>
          </table:table-cell>
          <table:table-cell office:value-type="float" office:value="2.12244942019308" calcext:value-type="float">
            <text:p>2,12</text:p>
          </table:table-cell>
          <table:table-cell office:value-type="float" office:value="1.59132198083423" calcext:value-type="float">
            <text:p>1,59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9.893094073855833, 'importance_type': 'gain', 'learning_rate': 0.18693870695817805, 'max_delta_step': 0, 'max_depth': 14, 'min_child_weight': 1, 'missing': None, 'n_estimators': 1310, 'n_jobs': -1, 'nthread': None, 'objective': 'reg:squarederror', 'random_state': 0, 'reg_alpha': 5.019019400612433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6:00:00</text:p>
          </table:table-cell>
          <table:table-cell office:value-type="float" office:value="3.26803283101973" calcext:value-type="float">
            <text:p>3,27</text:p>
          </table:table-cell>
          <table:table-cell office:value-type="float" office:value="2.38950834908276" calcext:value-type="float">
            <text:p>2,39</text:p>
          </table:table-cell>
          <table:table-cell office:value-type="float" office:value="1.85938362029146" calcext:value-type="float">
            <text:p>1,86</text:p>
          </table:table-cell>
          <table:table-cell office:value-type="float" office:value="0.742908449367908" calcext:value-type="float">
            <text:p>0,74</text:p>
          </table:table-cell>
          <table:table-cell office:value-type="string" calcext:value-type="string">
            <text:p>['add', True, 'add'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4.917535122384468, 'importance_type': 'gain', 'learning_rate': 0.055930178485450455, 'max_delta_step': 0, 'max_depth': 10, 'min_child_weight': 1, 'missing': None, 'n_estimators': 950, 'n_jobs': -1, 'nthread': None, 'objective': 'reg:squarederror', 'random_state': 0, 'reg_alpha': 4.637594726209366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6:15:00</text:p>
          </table:table-cell>
          <table:table-cell office:value-type="float" office:value="5.95307736895634" calcext:value-type="float">
            <text:p>5,95</text:p>
          </table:table-cell>
          <table:table-cell office:value-type="float" office:value="1.24130762299547" calcext:value-type="float">
            <text:p>1,24</text:p>
          </table:table-cell>
          <table:table-cell office:value-type="float" office:value="0.593092974481403" calcext:value-type="float">
            <text:p>0,59</text:p>
          </table:table-cell>
          <table:table-cell office:value-type="float" office:value="1.29883324877478" calcext:value-type="float">
            <text:p>1,30</text:p>
          </table:table-cell>
          <table:table-cell office:value-type="string" calcext:value-type="string">
            <text:p>['add', False, 'add'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7.598936088493133, 'importance_type': 'gain', 'learning_rate': 0.11365546884707534, 'max_delta_step': 0, 'max_depth': 16, 'min_child_weight': 1, 'missing': None, 'n_estimators': 500, 'n_jobs': -1, 'nthread': None, 'objective': 'reg:squarederror', 'random_state': 0, 'reg_alpha': 6.837438414152551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6:30:00</text:p>
          </table:table-cell>
          <table:table-cell office:value-type="float" office:value="0.912870929175277" calcext:value-type="float">
            <text:p>0,91</text:p>
          </table:table-cell>
          <table:table-cell office:value-type="float" office:value="1.33684530251516" calcext:value-type="float">
            <text:p>1,34</text:p>
          </table:table-cell>
          <table:table-cell office:value-type="float" office:value="0.823099626547347" calcext:value-type="float">
            <text:p>0,82</text:p>
          </table:table-cell>
          <table:table-cell office:value-type="float" office:value="2.70634612766204" calcext:value-type="float">
            <text:p>2,71</text:p>
          </table:table-cell>
          <table:table-cell office:value-type="string" calcext:value-type="string">
            <text:p>['mul', Tru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5.087149763830406, 'importance_type': 'gain', 'learning_rate': 0.18899246245121468, 'max_delta_step': 0, 'max_depth': 16, 'min_child_weight': 1, 'missing': None, 'n_estimators': 1340, 'n_jobs': -1, 'nthread': None, 'objective': 'reg:squarederror', 'random_state': 0, 'reg_alpha': 11.521100783113495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6:45:00</text:p>
          </table:table-cell>
          <table:table-cell office:value-type="float" office:value="7.24378033202277" calcext:value-type="float">
            <text:p>7,24</text:p>
          </table:table-cell>
          <table:table-cell office:value-type="float" office:value="1.52793754462808" calcext:value-type="float">
            <text:p>1,53</text:p>
          </table:table-cell>
          <table:table-cell office:value-type="float" office:value="0.648348173033067" calcext:value-type="float">
            <text:p>0,65</text:p>
          </table:table-cell>
          <table:table-cell office:value-type="float" office:value="0.97574812677863" calcext:value-type="float">
            <text:p>0,98</text:p>
          </table:table-cell>
          <table:table-cell office:value-type="string" calcext:value-type="string">
            <text:p>['mul', False, 'mul'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6.832445058266775, 'importance_type': 'gain', 'learning_rate': 0.04702346855889013, 'max_delta_step': 0, 'max_depth': 14, 'min_child_weight': 1, 'missing': None, 'n_estimators': 80, 'n_jobs': -1, 'nthread': None, 'objective': 'reg:squarederror', 'random_state': 0, 'reg_alpha': 0.05520071419580811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7:00:00</text:p>
          </table:table-cell>
          <table:table-cell table:style-name="ce5"/>
          <table:table-cell office:value-type="float" office:value="1.05442946817721" calcext:value-type="float">
            <text:p>1,05</text:p>
          </table:table-cell>
          <table:table-cell office:value-type="float" office:value="0.61070144475264" calcext:value-type="float">
            <text:p>0,61</text:p>
          </table:table-cell>
          <table:table-cell office:value-type="float" office:value="0.619627394386743" calcext:value-type="float">
            <text:p>0,62</text:p>
          </table:table-cell>
          <table:table-cell/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7536086203073897, 'importance_type': 'gain', 'learning_rate': 0.03918569057496696, 'max_delta_step': 0, 'max_depth': 12, 'min_child_weight': 1, 'missing': None, 'n_estimators': 1890, 'n_jobs': -1, 'nthread': None, 'objective': 'reg:squarederror', 'random_state': 0, 'reg_alpha': 0.4449531370889638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7:15:00</text:p>
          </table:table-cell>
          <table:table-cell table:style-name="ce5"/>
          <table:table-cell office:value-type="float" office:value="4.30685662425936" calcext:value-type="float">
            <text:p>4,31</text:p>
          </table:table-cell>
          <table:table-cell office:value-type="float" office:value="2.83676030874481" calcext:value-type="float">
            <text:p>2,84</text:p>
          </table:table-cell>
          <table:table-cell office:value-type="float" office:value="2.86257792111339" calcext:value-type="float">
            <text:p>2,86</text:p>
          </table:table-cell>
          <table:table-cell/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8.486627514362873, 'importance_type': 'gain', 'learning_rate': 0.12708291317984977, 'max_delta_step': 0, 'max_depth': 18, 'min_child_weight': 1, 'missing': None, 'n_estimators': 1410, 'n_jobs': -1, 'nthread': None, 'objective': 'reg:squarederror', 'random_state': 0, 'reg_alpha': 0.4868355061355167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7:30:00</text:p>
          </table:table-cell>
          <table:table-cell office:value-type="float" office:value="3.79033859525329" calcext:value-type="float">
            <text:p>3,79</text:p>
          </table:table-cell>
          <table:table-cell office:value-type="float" office:value="3.8860089979899" calcext:value-type="float">
            <text:p>3,89</text:p>
          </table:table-cell>
          <table:table-cell office:value-type="float" office:value="4.95165125100914" calcext:value-type="float">
            <text:p>4,95</text:p>
          </table:table-cell>
          <table:table-cell office:value-type="float" office:value="4.26961809527821" calcext:value-type="float">
            <text:p>4,27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222255391692649, 'importance_type': 'gain', 'learning_rate': 0.2898741629137019, 'max_delta_step': 0, 'max_depth': 16, 'min_child_weight': 1, 'missing': None, 'n_estimators': 1370, 'n_jobs': -1, 'nthread': None, 'objective': 'reg:squarederror', 'random_state': 0, 'reg_alpha': 4.590343854795593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7:45:00</text:p>
          </table:table-cell>
          <table:table-cell office:value-type="float" office:value="1.36920212733816" calcext:value-type="float">
            <text:p>1,37</text:p>
          </table:table-cell>
          <table:table-cell office:value-type="float" office:value="1.24469137220184" calcext:value-type="float">
            <text:p>1,24</text:p>
          </table:table-cell>
          <table:table-cell office:value-type="float" office:value="4.92430714763092" calcext:value-type="float">
            <text:p>4,92</text:p>
          </table:table-cell>
          <table:table-cell office:value-type="float" office:value="1.35920711381606" calcext:value-type="float">
            <text:p>1,36</text:p>
          </table:table-cell>
          <table:table-cell office:value-type="string" calcext:value-type="string">
            <text:p>['add', Tru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3.425005619762469, 'importance_type': 'gain', 'learning_rate': 0.11644262245597833, 'max_delta_step': 0, 'max_depth': 16, 'min_child_weight': 1, 'missing': None, 'n_estimators': 1190, 'n_jobs': -1, 'nthread': None, 'objective': 'reg:squarederror', 'random_state': 0, 'reg_alpha': 3.158058228926841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8:00:00</text:p>
          </table:table-cell>
          <table:table-cell office:value-type="float" office:value="0.545943252117262" calcext:value-type="float">
            <text:p>0,55</text:p>
          </table:table-cell>
          <table:table-cell office:value-type="float" office:value="1.45458036940072" calcext:value-type="float">
            <text:p>1,45</text:p>
          </table:table-cell>
          <table:table-cell office:value-type="float" office:value="2.26097644840102" calcext:value-type="float">
            <text:p>2,26</text:p>
          </table:table-cell>
          <table:table-cell office:value-type="float" office:value="0.700546177305932" calcext:value-type="float">
            <text:p>0,70</text:p>
          </table:table-cell>
          <table:table-cell office:value-type="string" calcext:value-type="string">
            <text:p>['add', Tru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4.299860502024222, 'importance_type': 'gain', 'learning_rate': 0.02949959715571928, 'max_delta_step': 0, 'max_depth': 18, 'min_child_weight': 1, 'missing': None, 'n_estimators': 850, 'n_jobs': -1, 'nthread': None, 'objective': 'reg:squarederror', 'random_state': 0, 'reg_alpha': 11.1971107060612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8:15:00</text:p>
          </table:table-cell>
          <table:table-cell office:value-type="float" office:value="1.36626010212794" calcext:value-type="float">
            <text:p>1,37</text:p>
          </table:table-cell>
          <table:table-cell office:value-type="float" office:value="2.49207857071921" calcext:value-type="float">
            <text:p>2,49</text:p>
          </table:table-cell>
          <table:table-cell office:value-type="float" office:value="1.28182478969242" calcext:value-type="float">
            <text:p>1,28</text:p>
          </table:table-cell>
          <table:table-cell office:value-type="float" office:value="1.28617706806528" calcext:value-type="float">
            <text:p>1,29</text:p>
          </table:table-cell>
          <table:table-cell office:value-type="string" calcext:value-type="string">
            <text:p>[None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6389783308071062, 'importance_type': 'gain', 'learning_rate': 0.22534269128264364, 'max_delta_step': 0, 'max_depth': 18, 'min_child_weight': 1, 'missing': None, 'n_estimators': 1930, 'n_jobs': -1, 'nthread': None, 'objective': 'reg:squarederror', 'random_state': 0, 'reg_alpha': 3.733809407697384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8:30:00</text:p>
          </table:table-cell>
          <table:table-cell office:value-type="float" office:value="4.85655901273231" calcext:value-type="float">
            <text:p>4,86</text:p>
          </table:table-cell>
          <table:table-cell office:value-type="float" office:value="6.90035785689533" calcext:value-type="float">
            <text:p>6,90</text:p>
          </table:table-cell>
          <table:table-cell office:value-type="float" office:value="1.95566214811867" calcext:value-type="float">
            <text:p>1,96</text:p>
          </table:table-cell>
          <table:table-cell office:value-type="float" office:value="4.35140753204993" calcext:value-type="float">
            <text:p>4,35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3.594948906278338, 'importance_type': 'gain', 'learning_rate': 0.2848043356611661, 'max_delta_step': 0, 'max_depth': 18, 'min_child_weight': 1, 'missing': None, 'n_estimators': 130, 'n_jobs': -1, 'nthread': None, 'objective': 'reg:squarederror', 'random_state': 0, 'reg_alpha': 12.469753003744596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8:45:00</text:p>
          </table:table-cell>
          <table:table-cell office:value-type="float" office:value="2.79147193508316" calcext:value-type="float">
            <text:p>2,79</text:p>
          </table:table-cell>
          <table:table-cell office:value-type="float" office:value="2.36453444158222" calcext:value-type="float">
            <text:p>2,36</text:p>
          </table:table-cell>
          <table:table-cell office:value-type="float" office:value="2.53617134924392" calcext:value-type="float">
            <text:p>2,54</text:p>
          </table:table-cell>
          <table:table-cell office:value-type="float" office:value="2.78643436952433" calcext:value-type="float">
            <text:p>2,79</text:p>
          </table:table-cell>
          <table:table-cell office:value-type="string" calcext:value-type="string">
            <text:p>['add', Tru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0581145204087683, 'importance_type': 'gain', 'learning_rate': 0.12603759979562093, 'max_delta_step': 0, 'max_depth': 16, 'min_child_weight': 1, 'missing': None, 'n_estimators': 1440, 'n_jobs': -1, 'nthread': None, 'objective': 'reg:squarederror', 'random_state': 0, 'reg_alpha': 13.172410024719964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9:00:00</text:p>
          </table:table-cell>
          <table:table-cell office:value-type="float" office:value="2.8994548673773" calcext:value-type="float">
            <text:p>2,90</text:p>
          </table:table-cell>
          <table:table-cell office:value-type="float" office:value="2.49830044949415" calcext:value-type="float">
            <text:p>2,50</text:p>
          </table:table-cell>
          <table:table-cell office:value-type="float" office:value="2.45188909344707" calcext:value-type="float">
            <text:p>2,45</text:p>
          </table:table-cell>
          <table:table-cell office:value-type="float" office:value="2.30352787274267" calcext:value-type="float">
            <text:p>2,30</text:p>
          </table:table-cell>
          <table:table-cell office:value-type="string" calcext:value-type="string">
            <text:p>['mul', False, None, 60, True, Tru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530488184075306, 'importance_type': 'gain', 'learning_rate': 0.2540483610447828, 'max_delta_step': 0, 'max_depth': 12, 'min_child_weight': 1, 'missing': None, 'n_estimators': 1400, 'n_jobs': -1, 'nthread': None, 'objective': 'reg:squarederror', 'random_state': 0, 'reg_alpha': 10.583217488719352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9:15:00</text:p>
          </table:table-cell>
          <table:table-cell office:value-type="float" office:value="1.53464305090419" calcext:value-type="float">
            <text:p>1,53</text:p>
          </table:table-cell>
          <table:table-cell office:value-type="float" office:value="3.64523861724437" calcext:value-type="float">
            <text:p>3,65</text:p>
          </table:table-cell>
          <table:table-cell office:value-type="float" office:value="1.13653114201708" calcext:value-type="float">
            <text:p>1,14</text:p>
          </table:table-cell>
          <table:table-cell office:value-type="float" office:value="0.927699570109777" calcext:value-type="float">
            <text:p>0,93</text:p>
          </table:table-cell>
          <table:table-cell office:value-type="string" calcext:value-type="string">
            <text:p>[None, False, 'mul'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15061073638271472, 'importance_type': 'gain', 'learning_rate': 0.2873992080761745, 'max_delta_step': 0, 'max_depth': 16, 'min_child_weight': 1, 'missing': None, 'n_estimators': 700, 'n_jobs': -1, 'nthread': None, 'objective': 'reg:squarederror', 'random_state': 0, 'reg_alpha': 15.508023522772149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9:30:00</text:p>
          </table:table-cell>
          <table:table-cell office:value-type="float" office:value="0.752374317773417" calcext:value-type="float">
            <text:p>0,75</text:p>
          </table:table-cell>
          <table:table-cell office:value-type="float" office:value="1.16514010500218" calcext:value-type="float">
            <text:p>1,17</text:p>
          </table:table-cell>
          <table:table-cell office:value-type="float" office:value="1.16311610682884" calcext:value-type="float">
            <text:p>1,16</text:p>
          </table:table-cell>
          <table:table-cell office:value-type="float" office:value="1.33300095821116" calcext:value-type="float">
            <text:p>1,33</text:p>
          </table:table-cell>
          <table:table-cell office:value-type="string" calcext:value-type="string">
            <text:p>[None, False, 'mul'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9.131753741504962, 'importance_type': 'gain', 'learning_rate': 0.13438989227047582, 'max_delta_step': 0, 'max_depth': 10, 'min_child_weight': 1, 'missing': None, 'n_estimators': 870, 'n_jobs': -1, 'nthread': None, 'objective': 'reg:squarederror', 'random_state': 0, 'reg_alpha': 4.524182462470268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19:45:00</text:p>
          </table:table-cell>
          <table:table-cell office:value-type="float" office:value="0.87550170586451" calcext:value-type="float">
            <text:p>0,88</text:p>
          </table:table-cell>
          <table:table-cell office:value-type="float" office:value="0.711654559744162" calcext:value-type="float">
            <text:p>0,71</text:p>
          </table:table-cell>
          <table:table-cell office:value-type="float" office:value="0.82742297296955" calcext:value-type="float">
            <text:p>0,83</text:p>
          </table:table-cell>
          <table:table-cell office:value-type="float" office:value="0.440324526405882" calcext:value-type="float">
            <text:p>0,44</text:p>
          </table:table-cell>
          <table:table-cell office:value-type="string" calcext:value-type="string">
            <text:p>['add', False, None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24838322804869972, 'importance_type': 'gain', 'learning_rate': 0.17231667129599518, 'max_delta_step': 0, 'max_depth': 16, 'min_child_weight': 1, 'missing': None, 'n_estimators': 1130, 'n_jobs': -1, 'nthread': None, 'objective': 'reg:squarederror', 'random_state': 0, 'reg_alpha': 8.575142104408517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0:00:00</text:p>
          </table:table-cell>
          <table:table-cell office:value-type="float" office:value="1.71928421051309" calcext:value-type="float">
            <text:p>1,72</text:p>
          </table:table-cell>
          <table:table-cell office:value-type="float" office:value="2.21366673845667" calcext:value-type="float">
            <text:p>2,21</text:p>
          </table:table-cell>
          <table:table-cell office:value-type="float" office:value="1.24610577486486" calcext:value-type="float">
            <text:p>1,25</text:p>
          </table:table-cell>
          <table:table-cell office:value-type="float" office:value="1.24508453595797" calcext:value-type="float">
            <text:p>1,25</text:p>
          </table:table-cell>
          <table:table-cell office:value-type="string" calcext:value-type="string">
            <text:p>['mul', False, None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3.6400138333369894, 'importance_type': 'gain', 'learning_rate': 0.1583990727898767, 'max_delta_step': 0, 'max_depth': 18, 'min_child_weight': 1, 'missing': None, 'n_estimators': 830, 'n_jobs': -1, 'nthread': None, 'objective': 'reg:squarederror', 'random_state': 0, 'reg_alpha': 3.3365337538286264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0:15:00</text:p>
          </table:table-cell>
          <table:table-cell office:value-type="float" office:value="1.25166555703458" calcext:value-type="float">
            <text:p>1,25</text:p>
          </table:table-cell>
          <table:table-cell office:value-type="float" office:value="1.45583173693713" calcext:value-type="float">
            <text:p>1,46</text:p>
          </table:table-cell>
          <table:table-cell office:value-type="float" office:value="1.82948769486944" calcext:value-type="float">
            <text:p>1,83</text:p>
          </table:table-cell>
          <table:table-cell office:value-type="float" office:value="1.77025945711651" calcext:value-type="float">
            <text:p>1,77</text:p>
          </table:table-cell>
          <table:table-cell office:value-type="string" calcext:value-type="string">
            <text:p>['add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5.196272961622296, 'importance_type': 'gain', 'learning_rate': 0.26467621183959134, 'max_delta_step': 0, 'max_depth': 10, 'min_child_weight': 1, 'missing': None, 'n_estimators': 720, 'n_jobs': -1, 'nthread': None, 'objective': 'reg:squarederror', 'random_state': 0, 'reg_alpha': 2.549626006108518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0:30:00</text:p>
          </table:table-cell>
          <table:table-cell office:value-type="float" office:value="1.04972707584517" calcext:value-type="float">
            <text:p>1,05</text:p>
          </table:table-cell>
          <table:table-cell office:value-type="float" office:value="1.09147625624334" calcext:value-type="float">
            <text:p>1,09</text:p>
          </table:table-cell>
          <table:table-cell office:value-type="float" office:value="1.67758045260215" calcext:value-type="float">
            <text:p>1,68</text:p>
          </table:table-cell>
          <table:table-cell office:value-type="float" office:value="1.59915955136424" calcext:value-type="float">
            <text:p>1,60</text:p>
          </table:table-cell>
          <table:table-cell office:value-type="string" calcext:value-type="string">
            <text:p>[None, False, 'add'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3.348948971074682, 'importance_type': 'gain', 'learning_rate': 0.13423006109089675, 'max_delta_step': 0, 'max_depth': 18, 'min_child_weight': 1, 'missing': None, 'n_estimators': 460, 'n_jobs': -1, 'nthread': None, 'objective': 'reg:squarederror', 'random_state': 0, 'reg_alpha': 1.6166362664023253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0:45:00</text:p>
          </table:table-cell>
          <table:table-cell office:value-type="float" office:value="1.90709345994967" calcext:value-type="float">
            <text:p>1,91</text:p>
          </table:table-cell>
          <table:table-cell office:value-type="float" office:value="2.50900363583468" calcext:value-type="float">
            <text:p>2,51</text:p>
          </table:table-cell>
          <table:table-cell office:value-type="float" office:value="1.79065875698281" calcext:value-type="float">
            <text:p>1,79</text:p>
          </table:table-cell>
          <table:table-cell office:value-type="float" office:value="1.98057784688608" calcext:value-type="float">
            <text:p>1,98</text:p>
          </table:table-cell>
          <table:table-cell office:value-type="string" calcext:value-type="string">
            <text:p>['mul', False, 'add', 60, False, Tru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7.316320212570075, 'importance_type': 'gain', 'learning_rate': 0.29459802320543216, 'max_delta_step': 0, 'max_depth': 16, 'min_child_weight': 1, 'missing': None, 'n_estimators': 1400, 'n_jobs': -1, 'nthread': None, 'objective': 'reg:squarederror', 'random_state': 0, 'reg_alpha': 1.7916206606222178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1:00:00</text:p>
          </table:table-cell>
          <table:table-cell office:value-type="float" office:value="0.577324775442277" calcext:value-type="float">
            <text:p>0,58</text:p>
          </table:table-cell>
          <table:table-cell office:value-type="float" office:value="0.854136591198188" calcext:value-type="float">
            <text:p>0,85</text:p>
          </table:table-cell>
          <table:table-cell office:value-type="float" office:value="1.52964301062097" calcext:value-type="float">
            <text:p>1,53</text:p>
          </table:table-cell>
          <table:table-cell office:value-type="float" office:value="0.628136807806803" calcext:value-type="float">
            <text:p>0,63</text:p>
          </table:table-cell>
          <table:table-cell office:value-type="string" calcext:value-type="string">
            <text:p>['mul', True, None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3.5784888305838525, 'importance_type': 'gain', 'learning_rate': 0.1747332806036722, 'max_delta_step': 0, 'max_depth': 18, 'min_child_weight': 1, 'missing': None, 'n_estimators': 1630, 'n_jobs': -1, 'nthread': None, 'objective': 'reg:squarederror', 'random_state': 0, 'reg_alpha': 10.999423048701546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1:15:00</text:p>
          </table:table-cell>
          <table:table-cell office:value-type="float" office:value="0.930949336251263" calcext:value-type="float">
            <text:p>0,93</text:p>
          </table:table-cell>
          <table:table-cell office:value-type="float" office:value="53.03199910985" calcext:value-type="float">
            <text:p>53,03</text:p>
          </table:table-cell>
          <table:table-cell office:value-type="float" office:value="1.51280011351771" calcext:value-type="float">
            <text:p>1,51</text:p>
          </table:table-cell>
          <table:table-cell office:value-type="float" office:value="0.987979731484666" calcext:value-type="float">
            <text:p>0,99</text:p>
          </table:table-cell>
          <table:table-cell office:value-type="string" calcext:value-type="string">
            <text:p>['add', True, None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970250112057058, 'importance_type': 'gain', 'learning_rate': 0.18115215986925068, 'max_delta_step': 0, 'max_depth': 18, 'min_child_weight': 1, 'missing': None, 'n_estimators': 500, 'n_jobs': -1, 'nthread': None, 'objective': 'reg:squarederror', 'random_state': 0, 'reg_alpha': 12.159907253814854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1:30:00</text:p>
          </table:table-cell>
          <table:table-cell office:value-type="float" office:value="0.810379187033596" calcext:value-type="float">
            <text:p>0,81</text:p>
          </table:table-cell>
          <table:table-cell office:value-type="float" office:value="1.89082404847437" calcext:value-type="float">
            <text:p>1,89</text:p>
          </table:table-cell>
          <table:table-cell office:value-type="float" office:value="1.29679500089216" calcext:value-type="float">
            <text:p>1,30</text:p>
          </table:table-cell>
          <table:table-cell office:value-type="float" office:value="0.74746346064586" calcext:value-type="float">
            <text:p>0,75</text:p>
          </table:table-cell>
          <table:table-cell office:value-type="string" calcext:value-type="string">
            <text:p>['mul', False, None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4858738582821207, 'importance_type': 'gain', 'learning_rate': 0.12289921767094361, 'max_delta_step': 0, 'max_depth': 12, 'min_child_weight': 1, 'missing': None, 'n_estimators': 200, 'n_jobs': -1, 'nthread': None, 'objective': 'reg:squarederror', 'random_state': 0, 'reg_alpha': 0.805608495754003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1:45:00</text:p>
          </table:table-cell>
          <table:table-cell office:value-type="float" office:value="0.604425061797355" calcext:value-type="float">
            <text:p>0,60</text:p>
          </table:table-cell>
          <table:table-cell office:value-type="float" office:value="1.31387011079123" calcext:value-type="float">
            <text:p>1,31</text:p>
          </table:table-cell>
          <table:table-cell office:value-type="float" office:value="1.3615137191074" calcext:value-type="float">
            <text:p>1,36</text:p>
          </table:table-cell>
          <table:table-cell office:value-type="float" office:value="0.54698260434639" calcext:value-type="float">
            <text:p>0,55</text:p>
          </table:table-cell>
          <table:table-cell office:value-type="string" calcext:value-type="string">
            <text:p>['mul', True, None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68818377391443, 'importance_type': 'gain', 'learning_rate': 0.17603546047411409, 'max_delta_step': 0, 'max_depth': 16, 'min_child_weight': 1, 'missing': None, 'n_estimators': 1790, 'n_jobs': -1, 'nthread': None, 'objective': 'reg:squarederror', 'random_state': 0, 'reg_alpha': 1.6307299604818262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2:00:00</text:p>
          </table:table-cell>
          <table:table-cell office:value-type="float" office:value="0.86551721077767" calcext:value-type="float">
            <text:p>0,87</text:p>
          </table:table-cell>
          <table:table-cell office:value-type="float" office:value="0.955795339302317" calcext:value-type="float">
            <text:p>0,96</text:p>
          </table:table-cell>
          <table:table-cell office:value-type="float" office:value="0.875165076469789" calcext:value-type="float">
            <text:p>0,88</text:p>
          </table:table-cell>
          <table:table-cell office:value-type="float" office:value="0.734200862523745" calcext:value-type="float">
            <text:p>0,73</text:p>
          </table:table-cell>
          <table:table-cell office:value-type="string" calcext:value-type="string">
            <text:p>['add', False, 'mul'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6541472855669994, 'importance_type': 'gain', 'learning_rate': 0.02766010869801131, 'max_delta_step': 0, 'max_depth': 14, 'min_child_weight': 1, 'missing': None, 'n_estimators': 1090, 'n_jobs': -1, 'nthread': None, 'objective': 'reg:squarederror', 'random_state': 0, 'reg_alpha': 25.312570002577257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2:15:00</text:p>
          </table:table-cell>
          <table:table-cell office:value-type="float" office:value="1.32051232281393" calcext:value-type="float">
            <text:p>1,32</text:p>
          </table:table-cell>
          <table:table-cell office:value-type="float" office:value="0.488138947688011" calcext:value-type="float">
            <text:p>0,49</text:p>
          </table:table-cell>
          <table:table-cell office:value-type="float" office:value="0.584953658462706" calcext:value-type="float">
            <text:p>0,58</text:p>
          </table:table-cell>
          <table:table-cell office:value-type="float" office:value="0.371884674045979" calcext:value-type="float">
            <text:p>0,37</text:p>
          </table:table-cell>
          <table:table-cell office:value-type="string" calcext:value-type="string">
            <text:p>['mul', False, 'mul', 60, Fals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0.5447984005157402, 'importance_type': 'gain', 'learning_rate': 0.2777159557664839, 'max_delta_step': 0, 'max_depth': 10, 'min_child_weight': 1, 'missing': None, 'n_estimators': 1940, 'n_jobs': -1, 'nthread': None, 'objective': 'reg:squarederror', 'random_state': 0, 'reg_alpha': 1.2981027700989705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2:30:00</text:p>
          </table:table-cell>
          <table:table-cell office:value-type="float" office:value="0.41686457387414" calcext:value-type="float">
            <text:p>0,42</text:p>
          </table:table-cell>
          <table:table-cell office:value-type="float" office:value="0.307850845713024" calcext:value-type="float">
            <text:p>0,31</text:p>
          </table:table-cell>
          <table:table-cell office:value-type="float" office:value="0.80511274486249" calcext:value-type="float">
            <text:p>0,81</text:p>
          </table:table-cell>
          <table:table-cell office:value-type="float" office:value="0.124382264497016" calcext:value-type="float">
            <text:p>0,12</text:p>
          </table:table-cell>
          <table:table-cell office:value-type="string" calcext:value-type="string">
            <text:p>['add', True, 'add', 60, True, Tru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6.281701935736537, 'importance_type': 'gain', 'learning_rate': 0.14631984294898578, 'max_delta_step': 0, 'max_depth': 10, 'min_child_weight': 1, 'missing': None, 'n_estimators': 1110, 'n_jobs': -1, 'nthread': None, 'objective': 'reg:squarederror', 'random_state': 0, 'reg_alpha': 3.2569090111710883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2:45:00</text:p>
          </table:table-cell>
          <table:table-cell office:value-type="float" office:value="0.252081287274911" calcext:value-type="float">
            <text:p>0,25</text:p>
          </table:table-cell>
          <table:table-cell office:value-type="float" office:value="0.668208923967444" calcext:value-type="float">
            <text:p>0,67</text:p>
          </table:table-cell>
          <table:table-cell office:value-type="float" office:value="0.520948299202166" calcext:value-type="float">
            <text:p>0,52</text:p>
          </table:table-cell>
          <table:table-cell office:value-type="float" office:value="0.270363115168009" calcext:value-type="float">
            <text:p>0,27</text:p>
          </table:table-cell>
          <table:table-cell office:value-type="string" calcext:value-type="string">
            <text:p>['add', False, None, 60, True, Fals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5.4938637316774, 'importance_type': 'gain', 'learning_rate': 0.08431031596403524, 'max_delta_step': 0, 'max_depth': 12, 'min_child_weight': 1, 'missing': None, 'n_estimators': 1820, 'n_jobs': -1, 'nthread': None, 'objective': 'reg:squarederror', 'random_state': 0, 'reg_alpha': 5.137100777092659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3:00:00</text:p>
          </table:table-cell>
          <table:table-cell table:style-name="ce5"/>
          <table:table-cell office:value-type="float" office:value="0.742776425503622" calcext:value-type="float">
            <text:p>0,74</text:p>
          </table:table-cell>
          <table:table-cell office:value-type="float" office:value="0.709136184648363" calcext:value-type="float">
            <text:p>0,71</text:p>
          </table:table-cell>
          <table:table-cell office:value-type="float" office:value="0.206754471294091" calcext:value-type="float">
            <text:p>0,21</text:p>
          </table:table-cell>
          <table:table-cell table:style-name="ce7"/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2.7182340563305187, 'importance_type': 'gain', 'learning_rate': 0.15093746316406845, 'max_delta_step': 0, 'max_depth': 16, 'min_child_weight': 1, 'missing': None, 'n_estimators': 520, 'n_jobs': -1, 'nthread': None, 'objective': 'reg:squarederror', 'random_state': 0, 'reg_alpha': 1.2324401796513988, 'reg_lambda': 1, 'scale_pos_weight': 1, 'seed': None, 'silent': None, 'subsample': 1, 'verbosity': 1}</text:p>
          </table:table-cell>
        </table:table-row>
        <table:table-row table:style-name="ro2">
          <table:table-cell table:style-name="ce3" office:value-type="string" calcext:value-type="string">
            <text:p>23:15:00</text:p>
          </table:table-cell>
          <table:table-cell office:value-type="float" office:value="0.00847011447990541" calcext:value-type="float">
            <text:p>0,01</text:p>
          </table:table-cell>
          <table:table-cell office:value-type="float" office:value="0.332519896212372" calcext:value-type="float">
            <text:p>0,33</text:p>
          </table:table-cell>
          <table:table-cell office:value-type="float" office:value="0.157136917114258" calcext:value-type="float">
            <text:p>0,16</text:p>
          </table:table-cell>
          <table:table-cell office:value-type="float" office:value="0.119481786321734" calcext:value-type="float">
            <text:p>0,12</text:p>
          </table:table-cell>
          <table:table-cell office:value-type="string" calcext:value-type="string">
            <text:p>['mul', False, None, 60, False, True]</text:p>
          </table:table-cell>
          <table:table-cell office:value-type="string" calcext:value-type="string">
            <text:p>[(1, 1, 1), (2, 1, 0, 60), 'ct']</text:p>
          </table:table-cell>
          <table:table-cell office:value-type="string" calcext:value-type="string">
            <text:p>{'base_score': 0.5, 'booster': 'gbtree', 'colsample_bylevel': 1, 'colsample_bynode': 1, 'colsample_bytree': 1, 'gamma': 1.7669713493991768, 'importance_type': 'gain', 'learning_rate': 0.1313891643133655, 'max_delta_step': 0, 'max_depth': 10, 'min_child_weight': 1, 'missing': None, 'n_estimators': 200, 'n_jobs': -1, 'nthread': None, 'objective': 'reg:squarederror', 'random_state': 0, 'reg_alpha': 6.7465201890606785, 'reg_lambda': 1, 'scale_pos_weight': 1, 'seed': None, 'silent': None, 'subsample': 1, 'verbosity': 1}</text:p>
          </table:table-cell>
        </table:table-row>
        <table:table-row table:style-name="ro2" table:number-rows-repeated="104848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" table:style-name="ta1">
        <table:table-column table:style-name="co3" table:default-cell-style-name="ce8"/>
        <table:table-row table:style-name="ro2">
          <table:table-cell/>
        </table:table-row>
        <table:table-row table:style-name="ro2" table:visibility="filter" table:number-rows-repeated="9">
          <table:table-cell/>
        </table:table-row>
        <table:table-row table:style-name="ro2">
          <table:table-cell office:value-type="string" calcext:value-type="string">
            <text:p>['01:00:00', 0.39452477616364784, 0.5163977794943222, 0.7044369119007478, [(1, 1, 1), (2, 1, 0, 60), 'ct'], 380.6372230789857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1:15:00', 0.3187927045945476, 0.3651483716701107, 0.5766147187348175, [(1, 1, 1), (2, 1, 0, 60), 'ct'], 594.3948454270139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1:30:00', 0.04239716063609454, 0.0, 0.5057632331508777, [(1, 1, 1), (2, 1, 0, 60), 'ct'], 638.238199771964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1:45:00', 0.11526751321433977, 0.18257418583505536, 0.5398357595492914, [(1, 1, 1), (2, 1, 0, 60), 'ct'], 630.7793040140532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2:00:00', 0.11526751321440333, 0.18257418583505536, 0.5398348870177739, [(1, 1, 1), (2, 1, 0, 60), 'ct'], 711.9660264879931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2:15:00', 0.2723614118928172, 0.18257418583505536, 0.535503001859562, [(1, 1, 1), (2, 1, 0, 60), 'ct'], 799.3113987079705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2:30:00', 0.2655630747466687, 0.18257418583505536, 0.5142585285217419, [(1, 1, 1), (2, 1, 0, 60), 'ct'], 679.7211302350042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2:45:00', 0.05180358859202452, 0.0, 0.5137057742909724, [(1, 1, 1), (2, 1, 0, 60), 'ct'], 679.7683636680013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3:00:00', 0.03859164658449938, 0.0, 0.5057771517677074, [(1, 1, 1), (2, 1, 0, 60), 'ct'], 747.7649458599626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3:15:00', 0.23646862504641264, 0.18257418583505536, 0.5043714495996172, [(1, 1, 1), (2, 1, 0, 60), 'ct'], 1364.7223542870488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3:30:00', 0.2335232881056799, 0.18257418583505536, 0.4992762427400367, [(1, 1, 1), (2, 1, 0, 60), 'ct'], 1286.2309439039673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3:45:00', 0.2335232881056799, 0.18257418583505536, 0.4992762427400367, [(1, 1, 1), (2, 1, 0, 60), 'ct'], 1530.4199351620045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4:00:00', 0.2335232881056799, 0.18257418583505536, 0.4992762427400367, [(1, 1, 1), (2, 1, 0, 60), 'ct'], 1378.3084409580333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4:15:00', 0.2335232881056799, 0.18257418583505536, 0.4992762427400367, [(1, 1, 1), (2, 1, 0, 60), 'ct'], 1372.8412725430098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4:30:00', 0.01175279544197357, 0.0, 0.4919504576585817, [(1, 1, 1), (2, 1, 0, 60), 'ct'], 1440.9208866449771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4:45:00', 0.004938470707038711, 0.0, 0.49202754106494706, [(1, 1, 1), (2, 1, 0, 60), 'ct'], 526.9648036800209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5:00:00', 0.08504849166038939, 0.0, 0.49283715111217186, [(1, 1, 1), (2, 1, 0, 60), 'ct'], 895.04144055699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5:15:00', 0.04307272797060526, 0.0, 0.49280542542898387, [(1, 1, 1), (2, 1, 0, 60), 'ct'], 386.61829159397166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5:30:00', 0.05557557679844013, 0.0, 0.48352266815349076, [(1, 1, 1), (2, 1, 0, 60), 'ct'], 847.0922051109956]</text:p>
          </table:table-cell>
        </table:table-row>
        <table:table-row table:style-name="ro2" table:visibility="filter" table:number-rows-repeated="3">
          <table:table-cell/>
        </table:table-row>
        <table:table-row table:style-name="ro2">
          <table:table-cell office:value-type="string" calcext:value-type="string">
            <text:p>['05:45:00', 0.06958167446337918, 0.0, 0.4894090285623738, [(1, 1, 1), (2, 1, 0, 60), 'ct'], 340.10576161701465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6:00:00', 0.057379801456026676, 0.0, 0.49043684518573155, [(1, 1, 1), (2, 1, 0, 60), 'ct'], 649.3551627960405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6:15:00', 0.12630005497316363, 0.18257418583505536, 0.5527941555766779, [(1, 1, 1), (2, 1, 0, 60), 'ct'], 424.0842553169932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6:30:00', 0.41245296714069435, 0.408248290463863, 0.5976376087619718, [(1, 1, 1), (2, 1, 0, 60), 'ct'], 677.4754230179824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6:45:00', 0.43384609165343924, 0.48304589153964794, 0.6011427107049436, [(1, 1, 1), (2, 1, 0, 60), 'ct'], 473.45397584396414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7:00:00', 1.13037223064988, 1.3038404810405297, 0.5708644871135194, [(1, 1, 1), (2, 1, 0, 60), 'ct'], 1110.5200777110294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7:15:00', 1.0754886326835833, 1.1832159566199232, 0.5147581081883489, [(1, 1, 1), (2, 1, 0, 60), 'ct'], 610.5231108380249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7:30:00', 1.2069247881195513, 1.2110601416389966, 0.597400074524283, [(1, 1, 1), (2, 1, 0, 60), 'ct'], 890.2962685709936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7:45:00', 1.9141229968416311, 1.760681686165901, 0.6982914438246469, [(1, 1, 1), (2, 1, 0, 60), 'ct'], 558.1408961470006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8:00:00', 1.3541009292255803, 1.4832396974191326, 0.7929567139402127, [(1, 1, 1), (2, 1, 0, 60), 'ct'], 994.5305480600218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8:15:00', 2.556201369967415, 2.456284456925405, 0.9521636182764907, [(1, 1, 1), (2, 1, 0, 60), 'ct'], 977.537271143985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8:30:00', 2.1855092971579464, 2.1756225162774294, 1.0723355663427352, [(1, 1, 1), (2, 1, 0, 60), 'ct'], 1096.1964967109961]</text:p>
          </table:table-cell>
        </table:table-row>
        <table:table-row table:style-name="ro2" table:visibility="filter" table:number-rows-repeated="2">
          <table:table-cell/>
        </table:table-row>
        <table:table-row table:style-name="ro2">
          <table:table-cell office:value-type="string" calcext:value-type="string">
            <text:p>['08:45:00', 2.66350560242239, 2.7264140062238043, 1.1037394276196635, [(1, 1, 1), (2, 1, 0, 60), 'ct'], 917.9598338209908]</text:p>
          </table:table-cell>
        </table:table-row>
        <table:table-row table:style-name="ro2">
          <table:table-cell/>
        </table:table-row>
        <table:table-row table:style-name="ro2">
          <table:table-cell/>
        </table:table-row>
      </table:table>
      <table:table table:name="Feuille3" table:style-name="ta1">
        <table:table-column table:style-name="co3" table:default-cell-style-name="ce8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5" table:default-cell-style-name="Default"/>
        <table:table-row table:style-name="ro2">
          <table:table-cell office:value-type="string" calcext:value-type="string">
            <text:p>['01:00:00', 0.39452477616364784, 0.5163977794943222, 0.7044369119007478, [(1, 1, 1), (2, 1, 0, 60), 'ct'], 380.6372230789857]</text:p>
          </table:table-cell>
          <table:table-cell table:formula="of:=LEFT([.A1];11)" office:value-type="string" office:string-value="['01:00:00'" calcext:value-type="string">
            <text:p>['01:00:00'</text:p>
          </table:table-cell>
          <table:table-cell table:formula="of:=RIGHT([.A1];LEN([.A1])-LEN([.B1])-2)" office:value-type="string" office:string-value="0.39452477616364784, 0.5163977794943222, 0.7044369119007478, [(1, 1, 1), (2, 1, 0, 60), 'ct'], 380.6372230789857]" calcext:value-type="string">
            <text:p>0.39452477616364784, 0.5163977794943222, 0.7044369119007478, [(1, 1, 1), (2, 1, 0, 60), 'ct'], 380.6372230789857]</text:p>
          </table:table-cell>
          <table:table-cell table:formula="of:=LEFT([.C1];15)" office:value-type="string" office:string-value="0.3945247761636" calcext:value-type="string">
            <text:p>0.3945247761636</text:p>
          </table:table-cell>
          <table:table-cell table:formula="of:=LEFT(RIGHT([.A1];LEN([.A1])-1);10)" office:value-type="string" office:string-value="'01:00:00'" calcext:value-type="string">
            <text:p>'01:00:00'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0.3945247761636" calcext:value-type="float">
            <text:p>0,3945247761636</text:p>
          </table:table-cell>
        </table:table-row>
        <table:table-row table:style-name="ro2">
          <table:table-cell office:value-type="string" calcext:value-type="string">
            <text:p>['01:15:00', 0.3187927045945476, 0.3651483716701107, 0.5766147187348175, [(1, 1, 1), (2, 1, 0, 60), 'ct'], 594.3948454270139]</text:p>
          </table:table-cell>
          <table:table-cell table:formula="of:=LEFT([.A2];11)" office:value-type="string" office:string-value="['01:15:00'" calcext:value-type="string">
            <text:p>['01:15:00'</text:p>
          </table:table-cell>
          <table:table-cell table:formula="of:=RIGHT([.A2];LEN([.A2])-LEN([.B2])-2)" office:value-type="string" office:string-value="0.3187927045945476, 0.3651483716701107, 0.5766147187348175, [(1, 1, 1), (2, 1, 0, 60), 'ct'], 594.3948454270139]" calcext:value-type="string">
            <text:p>0.3187927045945476, 0.3651483716701107, 0.5766147187348175, [(1, 1, 1), (2, 1, 0, 60), 'ct'], 594.3948454270139]</text:p>
          </table:table-cell>
          <table:table-cell table:formula="of:=LEFT([.C2];15)" office:value-type="string" office:string-value="0.3187927045945" calcext:value-type="string">
            <text:p>0.3187927045945</text:p>
          </table:table-cell>
          <table:table-cell table:formula="of:=LEFT(RIGHT([.A2];LEN([.A2])-1);10)" office:value-type="string" office:string-value="'01:15:00'" calcext:value-type="string">
            <text:p>'01:15:00'</text:p>
          </table:table-cell>
          <table:table-cell office:value-type="time" office:time-value="PT01H15M00S" calcext:value-type="time">
            <text:p>01:15:00</text:p>
          </table:table-cell>
          <table:table-cell office:value-type="float" office:value="0.3187927045945" calcext:value-type="float">
            <text:p>0,3187927045945</text:p>
          </table:table-cell>
        </table:table-row>
        <table:table-row table:style-name="ro2">
          <table:table-cell office:value-type="string" calcext:value-type="string">
            <text:p>['01:30:00', 0.04239716063609454, 0.0, 0.5057632331508777, [(1, 1, 1), (2, 1, 0, 60), 'ct'], 638.238199771964]</text:p>
          </table:table-cell>
          <table:table-cell table:formula="of:=LEFT([.A3];11)" office:value-type="string" office:string-value="['01:30:00'" calcext:value-type="string">
            <text:p>['01:30:00'</text:p>
          </table:table-cell>
          <table:table-cell table:formula="of:=RIGHT([.A3];LEN([.A3])-LEN([.B3])-2)" office:value-type="string" office:string-value="0.04239716063609454, 0.0, 0.5057632331508777, [(1, 1, 1), (2, 1, 0, 60), 'ct'], 638.238199771964]" calcext:value-type="string">
            <text:p>0.04239716063609454, 0.0, 0.5057632331508777, [(1, 1, 1), (2, 1, 0, 60), 'ct'], 638.238199771964]</text:p>
          </table:table-cell>
          <table:table-cell table:formula="of:=LEFT([.C3];15)" office:value-type="string" office:string-value="0.0423971606360" calcext:value-type="string">
            <text:p>0.0423971606360</text:p>
          </table:table-cell>
          <table:table-cell table:formula="of:=LEFT(RIGHT([.A3];LEN([.A3])-1);10)" office:value-type="string" office:string-value="'01:30:00'" calcext:value-type="string">
            <text:p>'01:30:00'</text:p>
          </table:table-cell>
          <table:table-cell office:value-type="time" office:time-value="PT01H30M00S" calcext:value-type="time">
            <text:p>01:30:00</text:p>
          </table:table-cell>
          <table:table-cell office:value-type="float" office:value="0.042397160636" calcext:value-type="float">
            <text:p>0,042397160636</text:p>
          </table:table-cell>
        </table:table-row>
        <table:table-row table:style-name="ro2">
          <table:table-cell office:value-type="string" calcext:value-type="string">
            <text:p>['01:45:00', 0.11526751321433977, 0.18257418583505536, 0.5398357595492914, [(1, 1, 1), (2, 1, 0, 60), 'ct'], 630.7793040140532]</text:p>
          </table:table-cell>
          <table:table-cell table:formula="of:=LEFT([.A4];11)" office:value-type="string" office:string-value="['01:45:00'" calcext:value-type="string">
            <text:p>['01:45:00'</text:p>
          </table:table-cell>
          <table:table-cell table:formula="of:=RIGHT([.A4];LEN([.A4])-LEN([.B4])-2)" office:value-type="string" office:string-value="0.11526751321433977, 0.18257418583505536, 0.5398357595492914, [(1, 1, 1), (2, 1, 0, 60), 'ct'], 630.7793040140532]" calcext:value-type="string">
            <text:p>0.11526751321433977, 0.18257418583505536, 0.5398357595492914, [(1, 1, 1), (2, 1, 0, 60), 'ct'], 630.7793040140532]</text:p>
          </table:table-cell>
          <table:table-cell table:formula="of:=LEFT([.C4];15)" office:value-type="string" office:string-value="0.1152675132143" calcext:value-type="string">
            <text:p>0.1152675132143</text:p>
          </table:table-cell>
          <table:table-cell table:formula="of:=LEFT(RIGHT([.A4];LEN([.A4])-1);10)" office:value-type="string" office:string-value="'01:45:00'" calcext:value-type="string">
            <text:p>'01:45:00'</text:p>
          </table:table-cell>
          <table:table-cell office:value-type="time" office:time-value="PT01H45M00S" calcext:value-type="time">
            <text:p>01:45:00</text:p>
          </table:table-cell>
          <table:table-cell office:value-type="float" office:value="0.1152675132143" calcext:value-type="float">
            <text:p>0,1152675132143</text:p>
          </table:table-cell>
        </table:table-row>
        <table:table-row table:style-name="ro2">
          <table:table-cell office:value-type="string" calcext:value-type="string">
            <text:p>['02:00:00', 0.11526751321440333, 0.18257418583505536, 0.5398348870177739, [(1, 1, 1), (2, 1, 0, 60), 'ct'], 711.9660264879931]</text:p>
          </table:table-cell>
          <table:table-cell table:formula="of:=LEFT([.A5];11)" office:value-type="string" office:string-value="['02:00:00'" calcext:value-type="string">
            <text:p>['02:00:00'</text:p>
          </table:table-cell>
          <table:table-cell table:formula="of:=RIGHT([.A5];LEN([.A5])-LEN([.B5])-2)" office:value-type="string" office:string-value="0.11526751321440333, 0.18257418583505536, 0.5398348870177739, [(1, 1, 1), (2, 1, 0, 60), 'ct'], 711.9660264879931]" calcext:value-type="string">
            <text:p>0.11526751321440333, 0.18257418583505536, 0.5398348870177739, [(1, 1, 1), (2, 1, 0, 60), 'ct'], 711.9660264879931]</text:p>
          </table:table-cell>
          <table:table-cell table:formula="of:=LEFT([.C5];15)" office:value-type="string" office:string-value="0.1152675132144" calcext:value-type="string">
            <text:p>0.1152675132144</text:p>
          </table:table-cell>
          <table:table-cell table:formula="of:=LEFT(RIGHT([.A5];LEN([.A5])-1);10)" office:value-type="string" office:string-value="'02:00:00'" calcext:value-type="string">
            <text:p>'02:00:00'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0.1152675132144" calcext:value-type="float">
            <text:p>0,1152675132144</text:p>
          </table:table-cell>
        </table:table-row>
        <table:table-row table:style-name="ro2">
          <table:table-cell office:value-type="string" calcext:value-type="string">
            <text:p>['02:15:00', 0.2723614118928172, 0.18257418583505536, 0.535503001859562, [(1, 1, 1), (2, 1, 0, 60), 'ct'], 799.3113987079705]</text:p>
          </table:table-cell>
          <table:table-cell table:formula="of:=LEFT([.A6];11)" office:value-type="string" office:string-value="['02:15:00'" calcext:value-type="string">
            <text:p>['02:15:00'</text:p>
          </table:table-cell>
          <table:table-cell table:formula="of:=RIGHT([.A6];LEN([.A6])-LEN([.B6])-2)" office:value-type="string" office:string-value="0.2723614118928172, 0.18257418583505536, 0.535503001859562, [(1, 1, 1), (2, 1, 0, 60), 'ct'], 799.3113987079705]" calcext:value-type="string">
            <text:p>0.2723614118928172, 0.18257418583505536, 0.535503001859562, [(1, 1, 1), (2, 1, 0, 60), 'ct'], 799.3113987079705]</text:p>
          </table:table-cell>
          <table:table-cell table:formula="of:=LEFT([.C6];15)" office:value-type="string" office:string-value="0.2723614118928" calcext:value-type="string">
            <text:p>0.2723614118928</text:p>
          </table:table-cell>
          <table:table-cell table:formula="of:=LEFT(RIGHT([.A6];LEN([.A6])-1);10)" office:value-type="string" office:string-value="'02:15:00'" calcext:value-type="string">
            <text:p>'02:15:00'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0.2723614118928" calcext:value-type="float">
            <text:p>0,2723614118928</text:p>
          </table:table-cell>
        </table:table-row>
        <table:table-row table:style-name="ro2">
          <table:table-cell office:value-type="string" calcext:value-type="string">
            <text:p>['02:30:00', 0.2655630747466687, 0.18257418583505536, 0.5142585285217419, [(1, 1, 1), (2, 1, 0, 60), 'ct'], 679.7211302350042]</text:p>
          </table:table-cell>
          <table:table-cell table:formula="of:=LEFT([.A7];11)" office:value-type="string" office:string-value="['02:30:00'" calcext:value-type="string">
            <text:p>['02:30:00'</text:p>
          </table:table-cell>
          <table:table-cell table:formula="of:=RIGHT([.A7];LEN([.A7])-LEN([.B7])-2)" office:value-type="string" office:string-value="0.2655630747466687, 0.18257418583505536, 0.5142585285217419, [(1, 1, 1), (2, 1, 0, 60), 'ct'], 679.7211302350042]" calcext:value-type="string">
            <text:p>0.2655630747466687, 0.18257418583505536, 0.5142585285217419, [(1, 1, 1), (2, 1, 0, 60), 'ct'], 679.7211302350042]</text:p>
          </table:table-cell>
          <table:table-cell table:formula="of:=LEFT([.C7];15)" office:value-type="string" office:string-value="0.2655630747466" calcext:value-type="string">
            <text:p>0.2655630747466</text:p>
          </table:table-cell>
          <table:table-cell table:formula="of:=LEFT(RIGHT([.A7];LEN([.A7])-1);10)" office:value-type="string" office:string-value="'02:30:00'" calcext:value-type="string">
            <text:p>'02:30:00'</text:p>
          </table:table-cell>
          <table:table-cell office:value-type="time" office:time-value="PT02H30M00S" calcext:value-type="time">
            <text:p>02:30:00</text:p>
          </table:table-cell>
          <table:table-cell office:value-type="float" office:value="0.2655630747466" calcext:value-type="float">
            <text:p>0,2655630747466</text:p>
          </table:table-cell>
        </table:table-row>
        <table:table-row table:style-name="ro2">
          <table:table-cell office:value-type="string" calcext:value-type="string">
            <text:p>['02:45:00', 0.05180358859202452, 0.0, 0.5137057742909724, [(1, 1, 1), (2, 1, 0, 60), 'ct'], 679.7683636680013]</text:p>
          </table:table-cell>
          <table:table-cell table:formula="of:=LEFT([.A8];11)" office:value-type="string" office:string-value="['02:45:00'" calcext:value-type="string">
            <text:p>['02:45:00'</text:p>
          </table:table-cell>
          <table:table-cell table:formula="of:=RIGHT([.A8];LEN([.A8])-LEN([.B8])-2)" office:value-type="string" office:string-value="0.05180358859202452, 0.0, 0.5137057742909724, [(1, 1, 1), (2, 1, 0, 60), 'ct'], 679.7683636680013]" calcext:value-type="string">
            <text:p>0.05180358859202452, 0.0, 0.5137057742909724, [(1, 1, 1), (2, 1, 0, 60), 'ct'], 679.7683636680013]</text:p>
          </table:table-cell>
          <table:table-cell table:formula="of:=LEFT([.C8];15)" office:value-type="string" office:string-value="0.0518035885920" calcext:value-type="string">
            <text:p>0.0518035885920</text:p>
          </table:table-cell>
          <table:table-cell table:formula="of:=LEFT(RIGHT([.A8];LEN([.A8])-1);10)" office:value-type="string" office:string-value="'02:45:00'" calcext:value-type="string">
            <text:p>'02:45:00'</text:p>
          </table:table-cell>
          <table:table-cell office:value-type="time" office:time-value="PT02H45M00S" calcext:value-type="time">
            <text:p>02:45:00</text:p>
          </table:table-cell>
          <table:table-cell office:value-type="float" office:value="0.051803588592" calcext:value-type="float">
            <text:p>0,051803588592</text:p>
          </table:table-cell>
        </table:table-row>
        <table:table-row table:style-name="ro2">
          <table:table-cell office:value-type="string" calcext:value-type="string">
            <text:p>['03:00:00', 0.03859164658449938, 0.0, 0.5057771517677074, [(1, 1, 1), (2, 1, 0, 60), 'ct'], 747.7649458599626]</text:p>
          </table:table-cell>
          <table:table-cell table:formula="of:=LEFT([.A9];11)" office:value-type="string" office:string-value="['03:00:00'" calcext:value-type="string">
            <text:p>['03:00:00'</text:p>
          </table:table-cell>
          <table:table-cell table:formula="of:=RIGHT([.A9];LEN([.A9])-LEN([.B9])-2)" office:value-type="string" office:string-value="0.03859164658449938, 0.0, 0.5057771517677074, [(1, 1, 1), (2, 1, 0, 60), 'ct'], 747.7649458599626]" calcext:value-type="string">
            <text:p>0.03859164658449938, 0.0, 0.5057771517677074, [(1, 1, 1), (2, 1, 0, 60), 'ct'], 747.7649458599626]</text:p>
          </table:table-cell>
          <table:table-cell table:formula="of:=LEFT([.C9];15)" office:value-type="string" office:string-value="0.0385916465844" calcext:value-type="string">
            <text:p>0.0385916465844</text:p>
          </table:table-cell>
          <table:table-cell table:formula="of:=LEFT(RIGHT([.A9];LEN([.A9])-1);10)" office:value-type="string" office:string-value="'03:00:00'" calcext:value-type="string">
            <text:p>'03:00:00'</text:p>
          </table:table-cell>
          <table:table-cell office:value-type="time" office:time-value="PT03H00M00S" calcext:value-type="time">
            <text:p>03:00:00</text:p>
          </table:table-cell>
          <table:table-cell office:value-type="float" office:value="0.0385916465844" calcext:value-type="float">
            <text:p>0,0385916465844</text:p>
          </table:table-cell>
        </table:table-row>
        <table:table-row table:style-name="ro2">
          <table:table-cell office:value-type="string" calcext:value-type="string">
            <text:p>['03:15:00', 0.23646862504641264, 0.18257418583505536, 0.5043714495996172, [(1, 1, 1), (2, 1, 0, 60), 'ct'], 1364.7223542870488]</text:p>
          </table:table-cell>
          <table:table-cell table:formula="of:=LEFT([.A10];11)" office:value-type="string" office:string-value="['03:15:00'" calcext:value-type="string">
            <text:p>['03:15:00'</text:p>
          </table:table-cell>
          <table:table-cell table:formula="of:=RIGHT([.A10];LEN([.A10])-LEN([.B10])-2)" office:value-type="string" office:string-value="0.23646862504641264, 0.18257418583505536, 0.5043714495996172, [(1, 1, 1), (2, 1, 0, 60), 'ct'], 1364.7223542870488]" calcext:value-type="string">
            <text:p>0.23646862504641264, 0.18257418583505536, 0.5043714495996172, [(1, 1, 1), (2, 1, 0, 60), 'ct'], 1364.7223542870488]</text:p>
          </table:table-cell>
          <table:table-cell table:formula="of:=LEFT([.C10];15)" office:value-type="string" office:string-value="0.2364686250464" calcext:value-type="string">
            <text:p>0.2364686250464</text:p>
          </table:table-cell>
          <table:table-cell table:formula="of:=LEFT(RIGHT([.A10];LEN([.A10])-1);10)" office:value-type="string" office:string-value="'03:15:00'" calcext:value-type="string">
            <text:p>'03:15:00'</text:p>
          </table:table-cell>
          <table:table-cell office:value-type="time" office:time-value="PT03H15M00S" calcext:value-type="time">
            <text:p>03:15:00</text:p>
          </table:table-cell>
          <table:table-cell office:value-type="float" office:value="0.2364686250464" calcext:value-type="float">
            <text:p>0,2364686250464</text:p>
          </table:table-cell>
        </table:table-row>
        <table:table-row table:style-name="ro2">
          <table:table-cell office:value-type="string" calcext:value-type="string">
            <text:p>['03:30:00', 0.2335232881056799, 0.18257418583505536, 0.4992762427400367, [(1, 1, 1), (2, 1, 0, 60), 'ct'], 1286.2309439039673]</text:p>
          </table:table-cell>
          <table:table-cell table:formula="of:=LEFT([.A11];11)" office:value-type="string" office:string-value="['03:30:00'" calcext:value-type="string">
            <text:p>['03:30:00'</text:p>
          </table:table-cell>
          <table:table-cell table:formula="of:=RIGHT([.A11];LEN([.A11])-LEN([.B11])-2)" office:value-type="string" office:string-value="0.2335232881056799, 0.18257418583505536, 0.4992762427400367, [(1, 1, 1), (2, 1, 0, 60), 'ct'], 1286.2309439039673]" calcext:value-type="string">
            <text:p>0.2335232881056799, 0.18257418583505536, 0.4992762427400367, [(1, 1, 1), (2, 1, 0, 60), 'ct'], 1286.2309439039673]</text:p>
          </table:table-cell>
          <table:table-cell table:formula="of:=LEFT([.C11];15)" office:value-type="string" office:string-value="0.2335232881056" calcext:value-type="string">
            <text:p>0.2335232881056</text:p>
          </table:table-cell>
          <table:table-cell table:formula="of:=LEFT(RIGHT([.A11];LEN([.A11])-1);10)" office:value-type="string" office:string-value="'03:30:00'" calcext:value-type="string">
            <text:p>'03:30:00'</text:p>
          </table:table-cell>
          <table:table-cell office:value-type="time" office:time-value="PT03H30M00S" calcext:value-type="time">
            <text:p>03:30:00</text:p>
          </table:table-cell>
          <table:table-cell office:value-type="float" office:value="0.2335232881056" calcext:value-type="float">
            <text:p>0,2335232881056</text:p>
          </table:table-cell>
        </table:table-row>
        <table:table-row table:style-name="ro2">
          <table:table-cell office:value-type="string" calcext:value-type="string">
            <text:p>['03:45:00', 0.2335232881056799, 0.18257418583505536, 0.4992762427400367, [(1, 1, 1), (2, 1, 0, 60), 'ct'], 1530.4199351620045]</text:p>
          </table:table-cell>
          <table:table-cell table:formula="of:=LEFT([.A12];11)" office:value-type="string" office:string-value="['03:45:00'" calcext:value-type="string">
            <text:p>['03:45:00'</text:p>
          </table:table-cell>
          <table:table-cell table:formula="of:=RIGHT([.A12];LEN([.A12])-LEN([.B12])-2)" office:value-type="string" office:string-value="0.2335232881056799, 0.18257418583505536, 0.4992762427400367, [(1, 1, 1), (2, 1, 0, 60), 'ct'], 1530.4199351620045]" calcext:value-type="string">
            <text:p>0.2335232881056799, 0.18257418583505536, 0.4992762427400367, [(1, 1, 1), (2, 1, 0, 60), 'ct'], 1530.4199351620045]</text:p>
          </table:table-cell>
          <table:table-cell table:formula="of:=LEFT([.C12];15)" office:value-type="string" office:string-value="0.2335232881056" calcext:value-type="string">
            <text:p>0.2335232881056</text:p>
          </table:table-cell>
          <table:table-cell table:formula="of:=LEFT(RIGHT([.A12];LEN([.A12])-1);10)" office:value-type="string" office:string-value="'03:45:00'" calcext:value-type="string">
            <text:p>'03:45:00'</text:p>
          </table:table-cell>
          <table:table-cell office:value-type="time" office:time-value="PT03H45M00S" calcext:value-type="time">
            <text:p>03:45:00</text:p>
          </table:table-cell>
          <table:table-cell office:value-type="float" office:value="0.2335232881056" calcext:value-type="float">
            <text:p>0,2335232881056</text:p>
          </table:table-cell>
        </table:table-row>
        <table:table-row table:style-name="ro2">
          <table:table-cell office:value-type="string" calcext:value-type="string">
            <text:p>['04:00:00', 0.2335232881056799, 0.18257418583505536, 0.4992762427400367, [(1, 1, 1), (2, 1, 0, 60), 'ct'], 1378.3084409580333]</text:p>
          </table:table-cell>
          <table:table-cell table:formula="of:=LEFT([.A13];11)" office:value-type="string" office:string-value="['04:00:00'" calcext:value-type="string">
            <text:p>['04:00:00'</text:p>
          </table:table-cell>
          <table:table-cell table:formula="of:=RIGHT([.A13];LEN([.A13])-LEN([.B13])-2)" office:value-type="string" office:string-value="0.2335232881056799, 0.18257418583505536, 0.4992762427400367, [(1, 1, 1), (2, 1, 0, 60), 'ct'], 1378.3084409580333]" calcext:value-type="string">
            <text:p>0.2335232881056799, 0.18257418583505536, 0.4992762427400367, [(1, 1, 1), (2, 1, 0, 60), 'ct'], 1378.3084409580333]</text:p>
          </table:table-cell>
          <table:table-cell table:formula="of:=LEFT([.C13];15)" office:value-type="string" office:string-value="0.2335232881056" calcext:value-type="string">
            <text:p>0.2335232881056</text:p>
          </table:table-cell>
          <table:table-cell table:formula="of:=LEFT(RIGHT([.A13];LEN([.A13])-1);10)" office:value-type="string" office:string-value="'04:00:00'" calcext:value-type="string">
            <text:p>'04:00:00'</text:p>
          </table:table-cell>
          <table:table-cell office:value-type="time" office:time-value="PT04H00M00S" calcext:value-type="time">
            <text:p>04:00:00</text:p>
          </table:table-cell>
          <table:table-cell office:value-type="float" office:value="0.2335232881056" calcext:value-type="float">
            <text:p>0,2335232881056</text:p>
          </table:table-cell>
        </table:table-row>
        <table:table-row table:style-name="ro2">
          <table:table-cell office:value-type="string" calcext:value-type="string">
            <text:p>['04:15:00', 0.2335232881056799, 0.18257418583505536, 0.4992762427400367, [(1, 1, 1), (2, 1, 0, 60), 'ct'], 1372.8412725430098]</text:p>
          </table:table-cell>
          <table:table-cell table:formula="of:=LEFT([.A14];11)" office:value-type="string" office:string-value="['04:15:00'" calcext:value-type="string">
            <text:p>['04:15:00'</text:p>
          </table:table-cell>
          <table:table-cell table:formula="of:=RIGHT([.A14];LEN([.A14])-LEN([.B14])-2)" office:value-type="string" office:string-value="0.2335232881056799, 0.18257418583505536, 0.4992762427400367, [(1, 1, 1), (2, 1, 0, 60), 'ct'], 1372.8412725430098]" calcext:value-type="string">
            <text:p>0.2335232881056799, 0.18257418583505536, 0.4992762427400367, [(1, 1, 1), (2, 1, 0, 60), 'ct'], 1372.8412725430098]</text:p>
          </table:table-cell>
          <table:table-cell table:formula="of:=LEFT([.C14];15)" office:value-type="string" office:string-value="0.2335232881056" calcext:value-type="string">
            <text:p>0.2335232881056</text:p>
          </table:table-cell>
          <table:table-cell table:formula="of:=LEFT(RIGHT([.A14];LEN([.A14])-1);10)" office:value-type="string" office:string-value="'04:15:00'" calcext:value-type="string">
            <text:p>'04:15:00'</text:p>
          </table:table-cell>
          <table:table-cell office:value-type="time" office:time-value="PT04H15M00S" calcext:value-type="time">
            <text:p>04:15:00</text:p>
          </table:table-cell>
          <table:table-cell office:value-type="float" office:value="0.2335232881056" calcext:value-type="float">
            <text:p>0,2335232881056</text:p>
          </table:table-cell>
        </table:table-row>
        <table:table-row table:style-name="ro2">
          <table:table-cell office:value-type="string" calcext:value-type="string">
            <text:p>['04:30:00', 0.01175279544197357, 0.0, 0.4919504576585817, [(1, 1, 1), (2, 1, 0, 60), 'ct'], 1440.9208866449771]</text:p>
          </table:table-cell>
          <table:table-cell table:formula="of:=LEFT([.A15];11)" office:value-type="string" office:string-value="['04:30:00'" calcext:value-type="string">
            <text:p>['04:30:00'</text:p>
          </table:table-cell>
          <table:table-cell table:formula="of:=RIGHT([.A15];LEN([.A15])-LEN([.B15])-2)" office:value-type="string" office:string-value="0.01175279544197357, 0.0, 0.4919504576585817, [(1, 1, 1), (2, 1, 0, 60), 'ct'], 1440.9208866449771]" calcext:value-type="string">
            <text:p>0.01175279544197357, 0.0, 0.4919504576585817, [(1, 1, 1), (2, 1, 0, 60), 'ct'], 1440.9208866449771]</text:p>
          </table:table-cell>
          <table:table-cell table:formula="of:=LEFT([.C15];15)" office:value-type="string" office:string-value="0.0117527954419" calcext:value-type="string">
            <text:p>0.0117527954419</text:p>
          </table:table-cell>
          <table:table-cell table:formula="of:=LEFT(RIGHT([.A15];LEN([.A15])-1);10)" office:value-type="string" office:string-value="'04:30:00'" calcext:value-type="string">
            <text:p>'04:30:00'</text:p>
          </table:table-cell>
          <table:table-cell office:value-type="time" office:time-value="PT04H30M00S" calcext:value-type="time">
            <text:p>04:30:00</text:p>
          </table:table-cell>
          <table:table-cell office:value-type="float" office:value="0.0117527954419" calcext:value-type="float">
            <text:p>0,0117527954419</text:p>
          </table:table-cell>
        </table:table-row>
        <table:table-row table:style-name="ro2">
          <table:table-cell office:value-type="string" calcext:value-type="string">
            <text:p>['04:45:00', 0.004938470707038711, 0.0, 0.49202754106494706, [(1, 1, 1), (2, 1, 0, 60), 'ct'], 526.9648036800209]</text:p>
          </table:table-cell>
          <table:table-cell table:formula="of:=LEFT([.A16];11)" office:value-type="string" office:string-value="['04:45:00'" calcext:value-type="string">
            <text:p>['04:45:00'</text:p>
          </table:table-cell>
          <table:table-cell table:formula="of:=RIGHT([.A16];LEN([.A16])-LEN([.B16])-2)" office:value-type="string" office:string-value="0.004938470707038711, 0.0, 0.49202754106494706, [(1, 1, 1), (2, 1, 0, 60), 'ct'], 526.9648036800209]" calcext:value-type="string">
            <text:p>0.004938470707038711, 0.0, 0.49202754106494706, [(1, 1, 1), (2, 1, 0, 60), 'ct'], 526.9648036800209]</text:p>
          </table:table-cell>
          <table:table-cell table:formula="of:=LEFT([.C16];15)" office:value-type="string" office:string-value="0.0049384707070" calcext:value-type="string">
            <text:p>0.0049384707070</text:p>
          </table:table-cell>
          <table:table-cell table:formula="of:=LEFT(RIGHT([.A16];LEN([.A16])-1);10)" office:value-type="string" office:string-value="'04:45:00'" calcext:value-type="string">
            <text:p>'04:45:00'</text:p>
          </table:table-cell>
          <table:table-cell office:value-type="time" office:time-value="PT04H45M00S" calcext:value-type="time">
            <text:p>04:45:00</text:p>
          </table:table-cell>
          <table:table-cell office:value-type="float" office:value="0.004938470707" calcext:value-type="float">
            <text:p>0,004938470707</text:p>
          </table:table-cell>
        </table:table-row>
        <table:table-row table:style-name="ro2">
          <table:table-cell office:value-type="string" calcext:value-type="string">
            <text:p>['05:00:00', 0.08504849166038939, 0.0, 0.49283715111217186, [(1, 1, 1), (2, 1, 0, 60), 'ct'], 895.04144055699]</text:p>
          </table:table-cell>
          <table:table-cell table:formula="of:=LEFT([.A17];11)" office:value-type="string" office:string-value="['05:00:00'" calcext:value-type="string">
            <text:p>['05:00:00'</text:p>
          </table:table-cell>
          <table:table-cell table:formula="of:=RIGHT([.A17];LEN([.A17])-LEN([.B17])-2)" office:value-type="string" office:string-value="0.08504849166038939, 0.0, 0.49283715111217186, [(1, 1, 1), (2, 1, 0, 60), 'ct'], 895.04144055699]" calcext:value-type="string">
            <text:p>0.08504849166038939, 0.0, 0.49283715111217186, [(1, 1, 1), (2, 1, 0, 60), 'ct'], 895.04144055699]</text:p>
          </table:table-cell>
          <table:table-cell table:formula="of:=LEFT([.C17];15)" office:value-type="string" office:string-value="0.0850484916603" calcext:value-type="string">
            <text:p>0.0850484916603</text:p>
          </table:table-cell>
          <table:table-cell table:formula="of:=LEFT(RIGHT([.A17];LEN([.A17])-1);10)" office:value-type="string" office:string-value="'05:00:00'" calcext:value-type="string">
            <text:p>'05:00:00'</text:p>
          </table:table-cell>
          <table:table-cell office:value-type="time" office:time-value="PT05H00M00S" calcext:value-type="time">
            <text:p>05:00:00</text:p>
          </table:table-cell>
          <table:table-cell office:value-type="float" office:value="0.0850484916603" calcext:value-type="float">
            <text:p>0,0850484916603</text:p>
          </table:table-cell>
        </table:table-row>
        <table:table-row table:style-name="ro2">
          <table:table-cell office:value-type="string" calcext:value-type="string">
            <text:p>['05:15:00', 0.04307272797060526, 0.0, 0.49280542542898387, [(1, 1, 1), (2, 1, 0, 60), 'ct'], 386.61829159397166]</text:p>
          </table:table-cell>
          <table:table-cell table:formula="of:=LEFT([.A18];11)" office:value-type="string" office:string-value="['05:15:00'" calcext:value-type="string">
            <text:p>['05:15:00'</text:p>
          </table:table-cell>
          <table:table-cell table:formula="of:=RIGHT([.A18];LEN([.A18])-LEN([.B18])-2)" office:value-type="string" office:string-value="0.04307272797060526, 0.0, 0.49280542542898387, [(1, 1, 1), (2, 1, 0, 60), 'ct'], 386.61829159397166]" calcext:value-type="string">
            <text:p>0.04307272797060526, 0.0, 0.49280542542898387, [(1, 1, 1), (2, 1, 0, 60), 'ct'], 386.61829159397166]</text:p>
          </table:table-cell>
          <table:table-cell table:formula="of:=LEFT([.C18];15)" office:value-type="string" office:string-value="0.0430727279706" calcext:value-type="string">
            <text:p>0.0430727279706</text:p>
          </table:table-cell>
          <table:table-cell table:formula="of:=LEFT(RIGHT([.A18];LEN([.A18])-1);10)" office:value-type="string" office:string-value="'05:15:00'" calcext:value-type="string">
            <text:p>'05:15:00'</text:p>
          </table:table-cell>
          <table:table-cell office:value-type="time" office:time-value="PT05H15M00S" calcext:value-type="time">
            <text:p>05:15:00</text:p>
          </table:table-cell>
          <table:table-cell office:value-type="float" office:value="0.0430727279706" calcext:value-type="float">
            <text:p>0,0430727279706</text:p>
          </table:table-cell>
        </table:table-row>
        <table:table-row table:style-name="ro2">
          <table:table-cell office:value-type="string" calcext:value-type="string">
            <text:p>['05:30:00', 0.05557557679844013, 0.0, 0.48352266815349076, [(1, 1, 1), (2, 1, 0, 60), 'ct'], 847.0922051109956]</text:p>
          </table:table-cell>
          <table:table-cell table:formula="of:=LEFT([.A19];11)" office:value-type="string" office:string-value="['05:30:00'" calcext:value-type="string">
            <text:p>['05:30:00'</text:p>
          </table:table-cell>
          <table:table-cell table:formula="of:=RIGHT([.A19];LEN([.A19])-LEN([.B19])-2)" office:value-type="string" office:string-value="0.05557557679844013, 0.0, 0.48352266815349076, [(1, 1, 1), (2, 1, 0, 60), 'ct'], 847.0922051109956]" calcext:value-type="string">
            <text:p>0.05557557679844013, 0.0, 0.48352266815349076, [(1, 1, 1), (2, 1, 0, 60), 'ct'], 847.0922051109956]</text:p>
          </table:table-cell>
          <table:table-cell table:formula="of:=LEFT([.C19];15)" office:value-type="string" office:string-value="0.0555755767984" calcext:value-type="string">
            <text:p>0.0555755767984</text:p>
          </table:table-cell>
          <table:table-cell table:formula="of:=LEFT(RIGHT([.A19];LEN([.A19])-1);10)" office:value-type="string" office:string-value="'05:30:00'" calcext:value-type="string">
            <text:p>'05:30:00'</text:p>
          </table:table-cell>
          <table:table-cell office:value-type="time" office:time-value="PT05H30M00S" calcext:value-type="time">
            <text:p>05:30:00</text:p>
          </table:table-cell>
          <table:table-cell office:value-type="float" office:value="0.0555755767984" calcext:value-type="float">
            <text:p>0,0555755767984</text:p>
          </table:table-cell>
        </table:table-row>
        <table:table-row table:style-name="ro2">
          <table:table-cell office:value-type="string" calcext:value-type="string">
            <text:p>['05:45:00', 0.06958167446337918, 0.0, 0.4894090285623738, [(1, 1, 1), (2, 1, 0, 60), 'ct'], 340.10576161701465]</text:p>
          </table:table-cell>
          <table:table-cell table:formula="of:=LEFT([.A20];11)" office:value-type="string" office:string-value="['05:45:00'" calcext:value-type="string">
            <text:p>['05:45:00'</text:p>
          </table:table-cell>
          <table:table-cell table:formula="of:=RIGHT([.A20];LEN([.A20])-LEN([.B20])-2)" office:value-type="string" office:string-value="0.06958167446337918, 0.0, 0.4894090285623738, [(1, 1, 1), (2, 1, 0, 60), 'ct'], 340.10576161701465]" calcext:value-type="string">
            <text:p>0.06958167446337918, 0.0, 0.4894090285623738, [(1, 1, 1), (2, 1, 0, 60), 'ct'], 340.10576161701465]</text:p>
          </table:table-cell>
          <table:table-cell table:formula="of:=LEFT([.C20];15)" office:value-type="string" office:string-value="0.0695816744633" calcext:value-type="string">
            <text:p>0.0695816744633</text:p>
          </table:table-cell>
          <table:table-cell table:formula="of:=LEFT(RIGHT([.A20];LEN([.A20])-1);10)" office:value-type="string" office:string-value="'05:45:00'" calcext:value-type="string">
            <text:p>'05:45:00'</text:p>
          </table:table-cell>
          <table:table-cell office:value-type="time" office:time-value="PT05H45M00S" calcext:value-type="time">
            <text:p>05:45:00</text:p>
          </table:table-cell>
          <table:table-cell office:value-type="float" office:value="0.0695816744633" calcext:value-type="float">
            <text:p>0,0695816744633</text:p>
          </table:table-cell>
        </table:table-row>
        <table:table-row table:style-name="ro2">
          <table:table-cell office:value-type="string" calcext:value-type="string">
            <text:p>['06:00:00', 0.057379801456026676, 0.0, 0.49043684518573155, [(1, 1, 1), (2, 1, 0, 60), 'ct'], 649.3551627960405]</text:p>
          </table:table-cell>
          <table:table-cell table:formula="of:=LEFT([.A21];11)" office:value-type="string" office:string-value="['06:00:00'" calcext:value-type="string">
            <text:p>['06:00:00'</text:p>
          </table:table-cell>
          <table:table-cell table:formula="of:=RIGHT([.A21];LEN([.A21])-LEN([.B21])-2)" office:value-type="string" office:string-value="0.057379801456026676, 0.0, 0.49043684518573155, [(1, 1, 1), (2, 1, 0, 60), 'ct'], 649.3551627960405]" calcext:value-type="string">
            <text:p>0.057379801456026676, 0.0, 0.49043684518573155, [(1, 1, 1), (2, 1, 0, 60), 'ct'], 649.3551627960405]</text:p>
          </table:table-cell>
          <table:table-cell table:formula="of:=LEFT([.C21];15)" office:value-type="string" office:string-value="0.0573798014560" calcext:value-type="string">
            <text:p>0.0573798014560</text:p>
          </table:table-cell>
          <table:table-cell table:formula="of:=LEFT(RIGHT([.A21];LEN([.A21])-1);10)" office:value-type="string" office:string-value="'06:00:00'" calcext:value-type="string">
            <text:p>'06:00:00'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0.057379801456" calcext:value-type="float">
            <text:p>0,057379801456</text:p>
          </table:table-cell>
        </table:table-row>
        <table:table-row table:style-name="ro2">
          <table:table-cell office:value-type="string" calcext:value-type="string">
            <text:p>['06:15:00', 0.12630005497316363, 0.18257418583505536, 0.5527941555766779, [(1, 1, 1), (2, 1, 0, 60), 'ct'], 424.0842553169932]</text:p>
          </table:table-cell>
          <table:table-cell table:formula="of:=LEFT([.A22];11)" office:value-type="string" office:string-value="['06:15:00'" calcext:value-type="string">
            <text:p>['06:15:00'</text:p>
          </table:table-cell>
          <table:table-cell table:formula="of:=RIGHT([.A22];LEN([.A22])-LEN([.B22])-2)" office:value-type="string" office:string-value="0.12630005497316363, 0.18257418583505536, 0.5527941555766779, [(1, 1, 1), (2, 1, 0, 60), 'ct'], 424.0842553169932]" calcext:value-type="string">
            <text:p>0.12630005497316363, 0.18257418583505536, 0.5527941555766779, [(1, 1, 1), (2, 1, 0, 60), 'ct'], 424.0842553169932]</text:p>
          </table:table-cell>
          <table:table-cell table:formula="of:=LEFT([.C22];15)" office:value-type="string" office:string-value="0.1263000549731" calcext:value-type="string">
            <text:p>0.1263000549731</text:p>
          </table:table-cell>
          <table:table-cell table:formula="of:=LEFT(RIGHT([.A22];LEN([.A22])-1);10)" office:value-type="string" office:string-value="'06:15:00'" calcext:value-type="string">
            <text:p>'06:15:00'</text:p>
          </table:table-cell>
          <table:table-cell office:value-type="time" office:time-value="PT06H15M00S" calcext:value-type="time">
            <text:p>06:15:00</text:p>
          </table:table-cell>
          <table:table-cell office:value-type="float" office:value="0.1263000549731" calcext:value-type="float">
            <text:p>0,1263000549731</text:p>
          </table:table-cell>
        </table:table-row>
        <table:table-row table:style-name="ro2">
          <table:table-cell office:value-type="string" calcext:value-type="string">
            <text:p>['06:30:00', 0.41245296714069435, 0.408248290463863, 0.5976376087619718, [(1, 1, 1), (2, 1, 0, 60), 'ct'], 677.4754230179824]</text:p>
          </table:table-cell>
          <table:table-cell table:formula="of:=LEFT([.A23];11)" office:value-type="string" office:string-value="['06:30:00'" calcext:value-type="string">
            <text:p>['06:30:00'</text:p>
          </table:table-cell>
          <table:table-cell table:formula="of:=RIGHT([.A23];LEN([.A23])-LEN([.B23])-2)" office:value-type="string" office:string-value="0.41245296714069435, 0.408248290463863, 0.5976376087619718, [(1, 1, 1), (2, 1, 0, 60), 'ct'], 677.4754230179824]" calcext:value-type="string">
            <text:p>0.41245296714069435, 0.408248290463863, 0.5976376087619718, [(1, 1, 1), (2, 1, 0, 60), 'ct'], 677.4754230179824]</text:p>
          </table:table-cell>
          <table:table-cell table:formula="of:=LEFT([.C23];15)" office:value-type="string" office:string-value="0.4124529671406" calcext:value-type="string">
            <text:p>0.4124529671406</text:p>
          </table:table-cell>
          <table:table-cell table:formula="of:=LEFT(RIGHT([.A23];LEN([.A23])-1);10)" office:value-type="string" office:string-value="'06:30:00'" calcext:value-type="string">
            <text:p>'06:30:00'</text:p>
          </table:table-cell>
          <table:table-cell office:value-type="time" office:time-value="PT06H30M00S" calcext:value-type="time">
            <text:p>06:30:00</text:p>
          </table:table-cell>
          <table:table-cell office:value-type="float" office:value="0.4124529671406" calcext:value-type="float">
            <text:p>0,4124529671406</text:p>
          </table:table-cell>
        </table:table-row>
        <table:table-row table:style-name="ro2">
          <table:table-cell office:value-type="string" calcext:value-type="string">
            <text:p>['06:45:00', 0.43384609165343924, 0.48304589153964794, 0.6011427107049436, [(1, 1, 1), (2, 1, 0, 60), 'ct'], 473.45397584396414]</text:p>
          </table:table-cell>
          <table:table-cell table:formula="of:=LEFT([.A24];11)" office:value-type="string" office:string-value="['06:45:00'" calcext:value-type="string">
            <text:p>['06:45:00'</text:p>
          </table:table-cell>
          <table:table-cell table:formula="of:=RIGHT([.A24];LEN([.A24])-LEN([.B24])-2)" office:value-type="string" office:string-value="0.43384609165343924, 0.48304589153964794, 0.6011427107049436, [(1, 1, 1), (2, 1, 0, 60), 'ct'], 473.45397584396414]" calcext:value-type="string">
            <text:p>0.43384609165343924, 0.48304589153964794, 0.6011427107049436, [(1, 1, 1), (2, 1, 0, 60), 'ct'], 473.45397584396414]</text:p>
          </table:table-cell>
          <table:table-cell table:formula="of:=LEFT([.C24];15)" office:value-type="string" office:string-value="0.4338460916534" calcext:value-type="string">
            <text:p>0.4338460916534</text:p>
          </table:table-cell>
          <table:table-cell table:formula="of:=LEFT(RIGHT([.A24];LEN([.A24])-1);10)" office:value-type="string" office:string-value="'06:45:00'" calcext:value-type="string">
            <text:p>'06:45:00'</text:p>
          </table:table-cell>
          <table:table-cell office:value-type="time" office:time-value="PT06H45M00S" calcext:value-type="time">
            <text:p>06:45:00</text:p>
          </table:table-cell>
          <table:table-cell office:value-type="float" office:value="0.4338460916534" calcext:value-type="float">
            <text:p>0,4338460916534</text:p>
          </table:table-cell>
        </table:table-row>
        <table:table-row table:style-name="ro2">
          <table:table-cell office:value-type="string" calcext:value-type="string">
            <text:p>['07:00:00', 1.13037223064988, 1.3038404810405297, 0.5708644871135194, [(1, 1, 1), (2, 1, 0, 60), 'ct'], 1110.5200777110294]</text:p>
          </table:table-cell>
          <table:table-cell table:formula="of:=LEFT([.A25];11)" office:value-type="string" office:string-value="['07:00:00'" calcext:value-type="string">
            <text:p>['07:00:00'</text:p>
          </table:table-cell>
          <table:table-cell table:formula="of:=RIGHT([.A25];LEN([.A25])-LEN([.B25])-2)" office:value-type="string" office:string-value="1.13037223064988, 1.3038404810405297, 0.5708644871135194, [(1, 1, 1), (2, 1, 0, 60), 'ct'], 1110.5200777110294]" calcext:value-type="string">
            <text:p>1.13037223064988, 1.3038404810405297, 0.5708644871135194, [(1, 1, 1), (2, 1, 0, 60), 'ct'], 1110.5200777110294]</text:p>
          </table:table-cell>
          <table:table-cell table:formula="of:=LEFT([.C25];15)" office:value-type="string" office:string-value="1.1303722306498" calcext:value-type="string">
            <text:p>1.1303722306498</text:p>
          </table:table-cell>
          <table:table-cell table:formula="of:=LEFT(RIGHT([.A25];LEN([.A25])-1);10)" office:value-type="string" office:string-value="'07:00:00'" calcext:value-type="string">
            <text:p>'07:00:00'</text:p>
          </table:table-cell>
          <table:table-cell office:value-type="time" office:time-value="PT07H00M00S" calcext:value-type="time">
            <text:p>07:00:00</text:p>
          </table:table-cell>
          <table:table-cell office:value-type="float" office:value="1.1303722306498" calcext:value-type="float">
            <text:p>1,1303722306498</text:p>
          </table:table-cell>
        </table:table-row>
        <table:table-row table:style-name="ro2">
          <table:table-cell office:value-type="string" calcext:value-type="string">
            <text:p>['07:15:00', 1.0754886326835833, 1.1832159566199232, 0.5147581081883489, [(1, 1, 1), (2, 1, 0, 60), 'ct'], 610.5231108380249]</text:p>
          </table:table-cell>
          <table:table-cell table:formula="of:=LEFT([.A26];11)" office:value-type="string" office:string-value="['07:15:00'" calcext:value-type="string">
            <text:p>['07:15:00'</text:p>
          </table:table-cell>
          <table:table-cell table:formula="of:=RIGHT([.A26];LEN([.A26])-LEN([.B26])-2)" office:value-type="string" office:string-value="1.0754886326835833, 1.1832159566199232, 0.5147581081883489, [(1, 1, 1), (2, 1, 0, 60), 'ct'], 610.5231108380249]" calcext:value-type="string">
            <text:p>1.0754886326835833, 1.1832159566199232, 0.5147581081883489, [(1, 1, 1), (2, 1, 0, 60), 'ct'], 610.5231108380249]</text:p>
          </table:table-cell>
          <table:table-cell table:formula="of:=LEFT([.C26];15)" office:value-type="string" office:string-value="1.0754886326835" calcext:value-type="string">
            <text:p>1.0754886326835</text:p>
          </table:table-cell>
          <table:table-cell table:formula="of:=LEFT(RIGHT([.A26];LEN([.A26])-1);10)" office:value-type="string" office:string-value="'07:15:00'" calcext:value-type="string">
            <text:p>'07:15:00'</text:p>
          </table:table-cell>
          <table:table-cell office:value-type="time" office:time-value="PT07H15M00S" calcext:value-type="time">
            <text:p>07:15:00</text:p>
          </table:table-cell>
          <table:table-cell office:value-type="float" office:value="1.0754886326835" calcext:value-type="float">
            <text:p>1,0754886326835</text:p>
          </table:table-cell>
        </table:table-row>
        <table:table-row table:style-name="ro2">
          <table:table-cell office:value-type="string" calcext:value-type="string">
            <text:p>['07:30:00', 1.2069247881195513, 1.2110601416389966, 0.597400074524283, [(1, 1, 1), (2, 1, 0, 60), 'ct'], 890.2962685709936]</text:p>
          </table:table-cell>
          <table:table-cell table:formula="of:=LEFT([.A27];11)" office:value-type="string" office:string-value="['07:30:00'" calcext:value-type="string">
            <text:p>['07:30:00'</text:p>
          </table:table-cell>
          <table:table-cell table:formula="of:=RIGHT([.A27];LEN([.A27])-LEN([.B27])-2)" office:value-type="string" office:string-value="1.2069247881195513, 1.2110601416389966, 0.597400074524283, [(1, 1, 1), (2, 1, 0, 60), 'ct'], 890.2962685709936]" calcext:value-type="string">
            <text:p>1.2069247881195513, 1.2110601416389966, 0.597400074524283, [(1, 1, 1), (2, 1, 0, 60), 'ct'], 890.2962685709936]</text:p>
          </table:table-cell>
          <table:table-cell table:formula="of:=LEFT([.C27];15)" office:value-type="string" office:string-value="1.2069247881195" calcext:value-type="string">
            <text:p>1.2069247881195</text:p>
          </table:table-cell>
          <table:table-cell table:formula="of:=LEFT(RIGHT([.A27];LEN([.A27])-1);10)" office:value-type="string" office:string-value="'07:30:00'" calcext:value-type="string">
            <text:p>'07:30:00'</text:p>
          </table:table-cell>
          <table:table-cell office:value-type="time" office:time-value="PT07H30M00S" calcext:value-type="time">
            <text:p>07:30:00</text:p>
          </table:table-cell>
          <table:table-cell office:value-type="float" office:value="1.2069247881195" calcext:value-type="float">
            <text:p>1,2069247881195</text:p>
          </table:table-cell>
        </table:table-row>
        <table:table-row table:style-name="ro2">
          <table:table-cell office:value-type="string" calcext:value-type="string">
            <text:p>['07:45:00', 1.9141229968416311, 1.760681686165901, 0.6982914438246469, [(1, 1, 1), (2, 1, 0, 60), 'ct'], 558.1408961470006]</text:p>
          </table:table-cell>
          <table:table-cell table:formula="of:=LEFT([.A28];11)" office:value-type="string" office:string-value="['07:45:00'" calcext:value-type="string">
            <text:p>['07:45:00'</text:p>
          </table:table-cell>
          <table:table-cell table:formula="of:=RIGHT([.A28];LEN([.A28])-LEN([.B28])-2)" office:value-type="string" office:string-value="1.9141229968416311, 1.760681686165901, 0.6982914438246469, [(1, 1, 1), (2, 1, 0, 60), 'ct'], 558.1408961470006]" calcext:value-type="string">
            <text:p>1.9141229968416311, 1.760681686165901, 0.6982914438246469, [(1, 1, 1), (2, 1, 0, 60), 'ct'], 558.1408961470006]</text:p>
          </table:table-cell>
          <table:table-cell table:formula="of:=LEFT([.C28];15)" office:value-type="string" office:string-value="1.9141229968416" calcext:value-type="string">
            <text:p>1.9141229968416</text:p>
          </table:table-cell>
          <table:table-cell table:formula="of:=LEFT(RIGHT([.A28];LEN([.A28])-1);10)" office:value-type="string" office:string-value="'07:45:00'" calcext:value-type="string">
            <text:p>'07:45:00'</text:p>
          </table:table-cell>
          <table:table-cell office:value-type="time" office:time-value="PT07H45M00S" calcext:value-type="time">
            <text:p>07:45:00</text:p>
          </table:table-cell>
          <table:table-cell office:value-type="float" office:value="1.9141229968416" calcext:value-type="float">
            <text:p>1,9141229968416</text:p>
          </table:table-cell>
        </table:table-row>
        <table:table-row table:style-name="ro2">
          <table:table-cell office:value-type="string" calcext:value-type="string">
            <text:p>['08:00:00', 1.3541009292255803, 1.4832396974191326, 0.7929567139402127, [(1, 1, 1), (2, 1, 0, 60), 'ct'], 994.5305480600218]</text:p>
          </table:table-cell>
          <table:table-cell table:formula="of:=LEFT([.A29];11)" office:value-type="string" office:string-value="['08:00:00'" calcext:value-type="string">
            <text:p>['08:00:00'</text:p>
          </table:table-cell>
          <table:table-cell table:formula="of:=RIGHT([.A29];LEN([.A29])-LEN([.B29])-2)" office:value-type="string" office:string-value="1.3541009292255803, 1.4832396974191326, 0.7929567139402127, [(1, 1, 1), (2, 1, 0, 60), 'ct'], 994.5305480600218]" calcext:value-type="string">
            <text:p>1.3541009292255803, 1.4832396974191326, 0.7929567139402127, [(1, 1, 1), (2, 1, 0, 60), 'ct'], 994.5305480600218]</text:p>
          </table:table-cell>
          <table:table-cell table:formula="of:=LEFT([.C29];15)" office:value-type="string" office:string-value="1.3541009292255" calcext:value-type="string">
            <text:p>1.3541009292255</text:p>
          </table:table-cell>
          <table:table-cell table:formula="of:=LEFT(RIGHT([.A29];LEN([.A29])-1);10)" office:value-type="string" office:string-value="'08:00:00'" calcext:value-type="string">
            <text:p>'08:00:00'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1.3541009292255" calcext:value-type="float">
            <text:p>1,3541009292255</text:p>
          </table:table-cell>
        </table:table-row>
        <table:table-row table:style-name="ro2">
          <table:table-cell office:value-type="string" calcext:value-type="string">
            <text:p>['08:15:00', 2.556201369967415, 2.456284456925405, 0.9521636182764907, [(1, 1, 1), (2, 1, 0, 60), 'ct'], 977.537271143985]</text:p>
          </table:table-cell>
          <table:table-cell table:formula="of:=LEFT([.A30];11)" office:value-type="string" office:string-value="['08:15:00'" calcext:value-type="string">
            <text:p>['08:15:00'</text:p>
          </table:table-cell>
          <table:table-cell table:formula="of:=RIGHT([.A30];LEN([.A30])-LEN([.B30])-2)" office:value-type="string" office:string-value="2.556201369967415, 2.456284456925405, 0.9521636182764907, [(1, 1, 1), (2, 1, 0, 60), 'ct'], 977.537271143985]" calcext:value-type="string">
            <text:p>2.556201369967415, 2.456284456925405, 0.9521636182764907, [(1, 1, 1), (2, 1, 0, 60), 'ct'], 977.537271143985]</text:p>
          </table:table-cell>
          <table:table-cell table:formula="of:=LEFT([.C30];15)" office:value-type="string" office:string-value="2.5562013699674" calcext:value-type="string">
            <text:p>2.5562013699674</text:p>
          </table:table-cell>
          <table:table-cell table:formula="of:=LEFT(RIGHT([.A30];LEN([.A30])-1);10)" office:value-type="string" office:string-value="'08:15:00'" calcext:value-type="string">
            <text:p>'08:15:00'</text:p>
          </table:table-cell>
          <table:table-cell office:value-type="time" office:time-value="PT08H15M00S" calcext:value-type="time">
            <text:p>08:15:00</text:p>
          </table:table-cell>
          <table:table-cell office:value-type="float" office:value="2.5562013699674" calcext:value-type="float">
            <text:p>2,5562013699674</text:p>
          </table:table-cell>
        </table:table-row>
        <table:table-row table:style-name="ro2">
          <table:table-cell office:value-type="string" calcext:value-type="string">
            <text:p>['08:30:00', 2.1855092971579464, 2.1756225162774294, 1.0723355663427352, [(1, 1, 1), (2, 1, 0, 60), 'ct'], 1096.1964967109961]</text:p>
          </table:table-cell>
          <table:table-cell table:formula="of:=LEFT([.A31];11)" office:value-type="string" office:string-value="['08:30:00'" calcext:value-type="string">
            <text:p>['08:30:00'</text:p>
          </table:table-cell>
          <table:table-cell table:formula="of:=RIGHT([.A31];LEN([.A31])-LEN([.B31])-2)" office:value-type="string" office:string-value="2.1855092971579464, 2.1756225162774294, 1.0723355663427352, [(1, 1, 1), (2, 1, 0, 60), 'ct'], 1096.1964967109961]" calcext:value-type="string">
            <text:p>2.1855092971579464, 2.1756225162774294, 1.0723355663427352, [(1, 1, 1), (2, 1, 0, 60), 'ct'], 1096.1964967109961]</text:p>
          </table:table-cell>
          <table:table-cell table:formula="of:=LEFT([.C31];15)" office:value-type="string" office:string-value="2.1855092971579" calcext:value-type="string">
            <text:p>2.1855092971579</text:p>
          </table:table-cell>
          <table:table-cell table:formula="of:=LEFT(RIGHT([.A31];LEN([.A31])-1);10)" office:value-type="string" office:string-value="'08:30:00'" calcext:value-type="string">
            <text:p>'08:30:00'</text:p>
          </table:table-cell>
          <table:table-cell office:value-type="time" office:time-value="PT08H30M00S" calcext:value-type="time">
            <text:p>08:30:00</text:p>
          </table:table-cell>
          <table:table-cell office:value-type="float" office:value="2.1855092971579" calcext:value-type="float">
            <text:p>2,1855092971579</text:p>
          </table:table-cell>
        </table:table-row>
        <table:table-row table:style-name="ro2">
          <table:table-cell office:value-type="string" calcext:value-type="string">
            <text:p>['08:45:00', 2.66350560242239, 2.7264140062238043, 1.1037394276196635, [(1, 1, 1), (2, 1, 0, 60), 'ct'], 917.9598338209908]</text:p>
          </table:table-cell>
          <table:table-cell table:formula="of:=LEFT([.A32];11)" office:value-type="string" office:string-value="['08:45:00'" calcext:value-type="string">
            <text:p>['08:45:00'</text:p>
          </table:table-cell>
          <table:table-cell table:formula="of:=RIGHT([.A32];LEN([.A32])-LEN([.B32])-2)" office:value-type="string" office:string-value="2.66350560242239, 2.7264140062238043, 1.1037394276196635, [(1, 1, 1), (2, 1, 0, 60), 'ct'], 917.9598338209908]" calcext:value-type="string">
            <text:p>2.66350560242239, 2.7264140062238043, 1.1037394276196635, [(1, 1, 1), (2, 1, 0, 60), 'ct'], 917.9598338209908]</text:p>
          </table:table-cell>
          <table:table-cell table:formula="of:=LEFT([.C32];15)" office:value-type="string" office:string-value="2.6635056024223" calcext:value-type="string">
            <text:p>2.6635056024223</text:p>
          </table:table-cell>
          <table:table-cell table:formula="of:=LEFT(RIGHT([.A32];LEN([.A32])-1);10)" office:value-type="string" office:string-value="'08:45:00'" calcext:value-type="string">
            <text:p>'08:45:00'</text:p>
          </table:table-cell>
          <table:table-cell office:value-type="time" office:time-value="PT08H45M00S" calcext:value-type="time">
            <text:p>08:45:00</text:p>
          </table:table-cell>
          <table:table-cell office:value-type="float" office:value="2.6635056024223" calcext:value-type="float">
            <text:p>2,6635056024223</text:p>
          </table:table-cell>
        </table:table-row>
      </table:table>
      <table:named-expressions/>
      <table:database-ranges>
        <table:database-range table:name="__Anonymous_Sheet_DB__1" table:target-range-address="Feuille2.A1:Feuille2.A105" table:display-filter-buttons="true">
          <table:filter>
            <table:filter-and>
              <table:filter-condition table:field-number="0" table:value="['01:00:00', 0.39452477616364784, 0.5163977794943222, 0.7044369119007478, [(1, 1, 1), (2, 1, 0, 60), 'ct'], 380.6372230789857]" table:operator="=">
                <table:filter-set-item table:value="['01:00:00', 0.39452477616364784, 0.5163977794943222, 0.7044369119007478, [(1, 1, 1), (2, 1, 0, 60), 'ct'], 380.6372230789857]"/>
                <table:filter-set-item table:value="['01:15:00', 0.3187927045945476, 0.3651483716701107, 0.5766147187348175, [(1, 1, 1), (2, 1, 0, 60), 'ct'], 594.3948454270139]"/>
                <table:filter-set-item table:value="['01:30:00', 0.04239716063609454, 0.0, 0.5057632331508777, [(1, 1, 1), (2, 1, 0, 60), 'ct'], 638.238199771964]"/>
                <table:filter-set-item table:value="['01:45:00', 0.11526751321433977, 0.18257418583505536, 0.5398357595492914, [(1, 1, 1), (2, 1, 0, 60), 'ct'], 630.7793040140532]"/>
                <table:filter-set-item table:value="['02:00:00', 0.11526751321440333, 0.18257418583505536, 0.5398348870177739, [(1, 1, 1), (2, 1, 0, 60), 'ct'], 711.9660264879931]"/>
                <table:filter-set-item table:value="['02:15:00', 0.2723614118928172, 0.18257418583505536, 0.535503001859562, [(1, 1, 1), (2, 1, 0, 60), 'ct'], 799.3113987079705]"/>
                <table:filter-set-item table:value="['02:30:00', 0.2655630747466687, 0.18257418583505536, 0.5142585285217419, [(1, 1, 1), (2, 1, 0, 60), 'ct'], 679.7211302350042]"/>
                <table:filter-set-item table:value="['02:45:00', 0.05180358859202452, 0.0, 0.5137057742909724, [(1, 1, 1), (2, 1, 0, 60), 'ct'], 679.7683636680013]"/>
                <table:filter-set-item table:value="['03:00:00', 0.03859164658449938, 0.0, 0.5057771517677074, [(1, 1, 1), (2, 1, 0, 60), 'ct'], 747.7649458599626]"/>
                <table:filter-set-item table:value="['03:15:00', 0.23646862504641264, 0.18257418583505536, 0.5043714495996172, [(1, 1, 1), (2, 1, 0, 60), 'ct'], 1364.7223542870488]"/>
                <table:filter-set-item table:value="['03:30:00', 0.2335232881056799, 0.18257418583505536, 0.4992762427400367, [(1, 1, 1), (2, 1, 0, 60), 'ct'], 1286.2309439039673]"/>
                <table:filter-set-item table:value="['03:45:00', 0.2335232881056799, 0.18257418583505536, 0.4992762427400367, [(1, 1, 1), (2, 1, 0, 60), 'ct'], 1530.4199351620045]"/>
                <table:filter-set-item table:value="['04:00:00', 0.2335232881056799, 0.18257418583505536, 0.4992762427400367, [(1, 1, 1), (2, 1, 0, 60), 'ct'], 1378.3084409580333]"/>
                <table:filter-set-item table:value="['04:15:00', 0.2335232881056799, 0.18257418583505536, 0.4992762427400367, [(1, 1, 1), (2, 1, 0, 60), 'ct'], 1372.8412725430098]"/>
                <table:filter-set-item table:value="['04:30:00', 0.01175279544197357, 0.0, 0.4919504576585817, [(1, 1, 1), (2, 1, 0, 60), 'ct'], 1440.9208866449771]"/>
                <table:filter-set-item table:value="['04:45:00', 0.004938470707038711, 0.0, 0.49202754106494706, [(1, 1, 1), (2, 1, 0, 60), 'ct'], 526.9648036800209]"/>
                <table:filter-set-item table:value="['05:00:00', 0.08504849166038939, 0.0, 0.49283715111217186, [(1, 1, 1), (2, 1, 0, 60), 'ct'], 895.04144055699]"/>
                <table:filter-set-item table:value="['05:15:00', 0.04307272797060526, 0.0, 0.49280542542898387, [(1, 1, 1), (2, 1, 0, 60), 'ct'], 386.61829159397166]"/>
                <table:filter-set-item table:value="['05:30:00', 0.05557557679844013, 0.0, 0.48352266815349076, [(1, 1, 1), (2, 1, 0, 60), 'ct'], 847.0922051109956]"/>
                <table:filter-set-item table:value="['05:45:00', 0.06958167446337918, 0.0, 0.4894090285623738, [(1, 1, 1), (2, 1, 0, 60), 'ct'], 340.10576161701465]"/>
                <table:filter-set-item table:value="['06:00:00', 0.057379801456026676, 0.0, 0.49043684518573155, [(1, 1, 1), (2, 1, 0, 60), 'ct'], 649.3551627960405]"/>
                <table:filter-set-item table:value="['06:15:00', 0.12630005497316363, 0.18257418583505536, 0.5527941555766779, [(1, 1, 1), (2, 1, 0, 60), 'ct'], 424.0842553169932]"/>
                <table:filter-set-item table:value="['06:30:00', 0.41245296714069435, 0.408248290463863, 0.5976376087619718, [(1, 1, 1), (2, 1, 0, 60), 'ct'], 677.4754230179824]"/>
                <table:filter-set-item table:value="['06:45:00', 0.43384609165343924, 0.48304589153964794, 0.6011427107049436, [(1, 1, 1), (2, 1, 0, 60), 'ct'], 473.45397584396414]"/>
                <table:filter-set-item table:value="['07:00:00', 1.13037223064988, 1.3038404810405297, 0.5708644871135194, [(1, 1, 1), (2, 1, 0, 60), 'ct'], 1110.5200777110294]"/>
                <table:filter-set-item table:value="['07:15:00', 1.0754886326835833, 1.1832159566199232, 0.5147581081883489, [(1, 1, 1), (2, 1, 0, 60), 'ct'], 610.5231108380249]"/>
                <table:filter-set-item table:value="['07:30:00', 1.2069247881195513, 1.2110601416389966, 0.597400074524283, [(1, 1, 1), (2, 1, 0, 60), 'ct'], 890.2962685709936]"/>
                <table:filter-set-item table:value="['07:45:00', 1.9141229968416311, 1.760681686165901, 0.6982914438246469, [(1, 1, 1), (2, 1, 0, 60), 'ct'], 558.1408961470006]"/>
                <table:filter-set-item table:value="['08:00:00', 1.3541009292255803, 1.4832396974191326, 0.7929567139402127, [(1, 1, 1), (2, 1, 0, 60), 'ct'], 994.5305480600218]"/>
                <table:filter-set-item table:value="['08:15:00', 2.556201369967415, 2.456284456925405, 0.9521636182764907, [(1, 1, 1), (2, 1, 0, 60), 'ct'], 977.537271143985]"/>
                <table:filter-set-item table:value="['08:30:00', 2.1855092971579464, 2.1756225162774294, 1.0723355663427352, [(1, 1, 1), (2, 1, 0, 60), 'ct'], 1096.1964967109961]"/>
                <table:filter-set-item table:value="['08:45:00', 2.66350560242239, 2.7264140062238043, 1.1037394276196635, [(1, 1, 1), (2, 1, 0, 60), 'ct'], 917.9598338209908]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" svg:font-family="" style:font-family-generic="roman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date>2020-02-04T16:44:52.786473085</dc:date>
    <meta:editing-duration>PT55M52S</meta:editing-duration>
    <meta:editing-cycles>25</meta:editing-cycles>
    <meta:document-statistic meta:table-count="3" meta:cell-count="977" meta:object-count="0"/>
  </office:meta>
</office:document-meta>
</file>